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2" svg:font-family="Arial2"/>
    <style:font-face style:name="Times New Roman" svg:font-family="&quot;Times New Roman&quot;"/>
    <style:font-face style:name="Arial11" svg:font-family="Arial11"/>
    <style:font-face style:name="Arial" svg:font-family="Arial"/>
    <style:font-face style:name="Soho Gothic Pro" svg:font-family="&quot;Soho Gothic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4BD5E"/>
    </style:style>
    <style:style style:name="ce6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style:font-name="Arial2" style:font-name-asian="Arial2" style:font-name-complex="Arial2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Arial2" style:font-name-asian="Arial2" style:font-name-complex="Arial2"/>
    </style:style>
    <style:style style:name="ce15" style:family="table-cell" style:parent-style-name="Default" style:data-style-name="N0">
      <style:table-cell-properties style:vertical-align="automatic" fo:background-color="#94BD5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#94BD5E"/>
      <style:text-properties style:font-name="Arial11" style:font-name-asian="Arial11" style:font-name-complex="Arial11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#94BD5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94BD5E" style:repeat-content="false"/>
      <style:paragraph-properties fo:text-align="start" fo:margin-left="0cm"/>
    </style:style>
    <style:style style:name="ce19" style:family="table-cell" style:parent-style-name="Default" style:data-style-name="N0">
      <style:text-properties fo:color="#FF0000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94BD5E"/>
      <style:text-properties fo:color="#FF0000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background-color="#94BD5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4B1F6F"/>
    </style:style>
    <style:style style:name="ce28" style:family="table-cell" style:parent-style-name="Default" style:data-style-name="N0">
      <style:table-cell-properties style:vertical-align="automatic" fo:background-color="#4B1F6F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background-color="#4B1F6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transparent"/>
      <style:text-properties style:font-name="Arial2" style:font-name-asian="Arial2" style:font-name-complex="Arial2"/>
    </style:style>
    <style:style style:name="ce31" style:family="table-cell" style:parent-style-name="Default" style:data-style-name="N0">
      <style:table-cell-properties style:vertical-align="automatic" fo:wrap-option="wrap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3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15"/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ext-properties style:font-name="Soho Gothic Pro" style:font-name-asian="Soho Gothic Pro" style:font-name-complex="Soho Gothic Pro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14.261041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4.7625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14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1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3" table:number-columns-repeated="997" table:default-cell-style-name="ce1"/>
        <table:table-column table:style-name="co16" table:number-columns-repeated="15364" table:default-cell-style-name="ce1"/>
        <table:table-row table:style-name="ro1">
          <table:table-cell office:value-type="string" table:style-name="ce6">
            <text:p>IO ID</text:p>
          </table:table-cell>
          <table:table-cell office:value-type="string" table:style-name="ce6">
            <text:p>description name</text:p>
          </table:table-cell>
          <table:table-cell office:value-type="string" table:style-name="ce6">
            <text:p>Name in configurator</text:p>
          </table:table-cell>
          <table:table-cell office:value-type="string" table:style-name="ce7">
            <text:p>size, B</text:p>
          </table:table-cell>
          <table:table-cell office:value-type="string" table:style-name="ce8">
            <text:p>IO Range Minimum</text:p>
          </table:table-cell>
          <table:table-cell office:value-type="string" table:style-name="ce8">
            <text:p>IO Range Maximum</text:p>
          </table:table-cell>
          <table:table-cell office:value-type="string" table:style-name="ce8">
            <text:p>- IO Factor ( exemple 0.5 kg / Bit gain)</text:p>
          </table:table-cell>
          <table:table-cell office:value-type="string" table:style-name="ce8">
            <text:p>Error values</text:p>
          </table:table-cell>
          <table:table-cell office:value-type="string" table:style-name="ce8">
            <text:p>IO Explanation and Notes</text:p>
          </table:table-cell>
          <table:table-cell office:value-type="string" table:style-name="ce8">
            <text:p>Eco4</text:p>
          </table:table-cell>
          <table:table-cell office:value-type="string" table:style-name="ce8">
            <text:p>Eco3</text:p>
          </table:table-cell>
          <table:table-cell office:value-type="string" table:style-name="ce8">
            <text:p>Pro4</text:p>
          </table:table-cell>
          <table:table-cell office:value-type="string" table:style-name="ce8">
            <text:p>Pro3</text:p>
          </table:table-cell>
          <table:table-cell office:value-type="string" table:style-name="ce8">
            <text:p>Tco4 HCV</text:p>
          </table:table-cell>
          <table:table-cell office:value-type="string" table:style-name="ce8">
            <text:p>Tco4 LCV</text:p>
          </table:table-cell>
          <table:table-cell office:value-type="string" table:style-name="ce8">
            <text:p>Tco3 TCO</text:p>
          </table:table-cell>
          <table:table-cell office:value-type="string" table:style-name="ce8">
            <text:p>Tco3 OBD</text:p>
          </table:table-cell>
          <table:table-cell office:value-type="string" table:style-name="ce8">
            <text:p>Plug4</text:p>
          </table:table-cell>
          <table:table-cell table:style-name="ce1"/>
          <table:table-cell office:value-type="string" table:style-name="ce8">
            <text:p>Rremarks:</text:p>
          </table:table-cell>
          <table:table-cell office:value-type="string" table:style-name="ce1">
            <text:p>IO data from base fw</text:p>
          </table:table-cell>
          <table:table-cell table:style-name="ce1"/>
          <table:table-cell office:value-type="string" table:style-name="ce16">
            <text:p>IO data from special fw</text:p>
          </table:table-cell>
          <table:table-cell table:number-columns-repeated="1636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Digital Input 1</text:p>
          </table:table-cell>
          <table:table-cell office:value-type="string" table:style-name="ce9">
            <text:p>DIN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low level on input, 1=high level on inpu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Digital Input 2</text:p>
          </table:table-cell>
          <table:table-cell office:value-type="string" table:style-name="ce9">
            <text:p>DIN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low level on input, 1=high level on inpu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Digital Input 3</text:p>
          </table:table-cell>
          <table:table-cell office:value-type="string" table:style-name="ce9">
            <text:p>DIN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low level on input, 1=high level on inpu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igital Input 4</text:p>
          </table:table-cell>
          <table:table-cell office:value-type="string" table:style-name="ce9">
            <text:p>Ignition(DIN4)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low level on input, 1=high level on inpu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Modem Temperature</text:p>
          </table:table-cell>
          <table:table-cell office:value-type="string" table:style-name="ce9">
            <text:p>Modem temperature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-40 C deg</text:p>
          </table:table-cell>
          <table:table-cell office:value-type="string" table:style-name="ce1">
            <text:p>90 C deg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ime record</text:p>
          </table:table-cell>
          <table:table-cell table:style-name="ce9"/>
          <table:table-cell office:value-type="string" table:style-name="ce2">
            <text:p>hea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Dsitance record</text:p>
          </table:table-cell>
          <table:table-cell table:style-name="ce9"/>
          <table:table-cell office:value-type="string" table:style-name="ce2">
            <text:p>hea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Course record</text:p>
          </table:table-cell>
          <table:table-cell table:style-name="ce9"/>
          <table:table-cell office:value-type="string" table:style-name="ce2">
            <text:p>hea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CANBUS request supported</text:p>
          </table:table-cell>
          <table:table-cell office:value-type="string" table:style-name="ce9">
            <text:p>CAN requests support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0=request is not, supported,<text:s/></text:p>
            <text:p>1=request is supported, 2=reserved, 3=don´t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CANBUS diagnostics supported</text:p>
          </table:table-cell>
          <table:table-cell office:value-type="string" table:style-name="ce9">
            <text:p>CAN diagnostics support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0=diagnostics is not, supported,<text:s/></text:p>
            <text:p>1=diagnostics is supported, 2=reserved, 3=don´t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ANBUS FMS software</text:p>
          </table:table-cell>
          <table:table-cell office:value-type="string" table:style-name="ce9">
            <text:p>CAN SW-version supported</text:p>
          </table:table-cell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FMS FDD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CANBUS vehicle motion</text:p>
          </table:table-cell>
          <table:table-cell office:value-type="string" table:style-name="ce9">
            <text:p>CAN tacho vehicle mo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Vehicle motion not detected ,1=vehicle motion detect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0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1">
            <text:p>CANBUS driver 1 time</text:p>
          </table:table-cell>
          <table:table-cell office:value-type="string" table:style-name="ce9">
            <text:p>CAN tacho driver 1 time related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0=normal, 1=15 min bef. 4 ½ h, 2=4 ½ h reached, 3=15 min bef. 9 h,<text:s/></text:p>
            <text:p>4=9 h reached, 5=15 min bef. 16 h, 6=16h reached,<text:s/></text:p>
            <text:p>14=Error, 15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CANBUS driver 1 card</text:p>
          </table:table-cell>
          <table:table-cell office:value-type="string" table:style-name="ce9">
            <text:p>CAN tacho driver 1 car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Card not present, 1=Card pres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1">
            <text:p>CANBUS driver 2 time</text:p>
          </table:table-cell>
          <table:table-cell office:value-type="string" table:style-name="ce9">
            <text:p>CAN tacho driver 2 time related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0=normal, 1=15 min bef. 4 ½ h, 2=4 ½ h reached, 3=15 min bef. 9 h,<text:s/></text:p>
            <text:p>4=9 h reached, 5=15 min bef. 16 h, 6=16h reached,<text:s/></text:p>
            <text:p>14=Error, 15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CANBUS driver 2 card</text:p>
          </table:table-cell>
          <table:table-cell office:value-type="string" table:style-name="ce9">
            <text:p>CAN tacho driver 2 car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=Card not present, 1=Card pres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fuel counter 1</text:p>
          </table:table-cell>
          <table:table-cell office:value-type="string" table:style-name="ce9">
            <text:p>Fuel Counter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Depends on cou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fuel counter 2</text:p>
          </table:table-cell>
          <table:table-cell office:value-type="string" table:style-name="ce9">
            <text:p>Fuel Counter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Depends on cou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fuel counter 3</text:p>
          </table:table-cell>
          <table:table-cell table:style-name="ce9"/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Depends on cou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fuel counter 4</text:p>
          </table:table-cell>
          <table:table-cell table:style-name="ce9"/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Depends on counter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Analog Input 1</text:p>
          </table:table-cell>
          <table:table-cell office:value-type="string" table:style-name="ce9">
            <text:p>AIN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0 mV</text:p>
          </table:table-cell>
          <table:table-cell office:value-type="string" table:style-name="ce1">
            <text:p>65535 mV</text:p>
          </table:table-cell>
          <table:table-cell office:value-type="string" table:style-name="ce1">
            <text:p>-</text:p>
          </table:table-cell>
          <table:table-cell office:value-type="float" office:value="65535" table:style-name="ce3">
            <text:p>6553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Analog Input 2</text:p>
          </table:table-cell>
          <table:table-cell office:value-type="string" table:style-name="ce9">
            <text:p>AIN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0 mV</text:p>
          </table:table-cell>
          <table:table-cell office:value-type="string" table:style-name="ce1">
            <text:p>65535 mV</text:p>
          </table:table-cell>
          <table:table-cell office:value-type="string" table:style-name="ce1">
            <text:p>-</text:p>
          </table:table-cell>
          <table:table-cell office:value-type="float" office:value="65535" table:style-name="ce3">
            <text:p>6553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Tacho_ddd_available</text:p>
          </table:table-cell>
          <table:table-cell office:value-type="string" table:style-name="ce9">
            <text:p>Tacho card reader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- not available, 1 –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4">
          <table:table-cell office:value-type="float" office:value="25" table:style-name="ce1">
            <text:p>25</text:p>
          </table:table-cell>
          <table:table-cell office:value-type="string" table:style-name="ce1">
            <text:p>Security_info</text:p>
          </table:table-cell>
          <table:table-cell office:value-type="string" table:style-name="ce9">
            <text:p>Security info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3">
            <text:p>2</text:p>
          </table:table-cell>
          <table:table-cell office:value-type="string" table:style-name="ce31">
            <text:p>0x01-configuration change attempt, when plock enabled</text:p>
            <text:p>0x02-plock code sending attempt failed</text:p>
            <text:p>0x04-plock state succesfully upd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Analog Input Delta 1</text:p>
          </table:table-cell>
          <table:table-cell office:value-type="string" table:style-name="ce9">
            <text:p>AIN1 delta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-32768 mV</text:p>
          </table:table-cell>
          <table:table-cell office:value-type="string" table:style-name="ce1">
            <text:p>32767 mV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oltage difference between current and earlier obtained voltage referen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GSM Signal Strength</text:p>
          </table:table-cell>
          <table:table-cell office:value-type="string" table:style-name="ce9">
            <text:p>GSM signal leve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3">
            <text:p>255 and 100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Current Profile</text:p>
          </table:table-cell>
          <table:table-cell office:value-type="string" table:style-name="ce9">
            <text:p>Current profil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Power Supply Voltage</text:p>
          </table:table-cell>
          <table:table-cell office:value-type="string" table:style-name="ce9">
            <text:p>Power supply voltage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0 mV</text:p>
          </table:table-cell>
          <table:table-cell office:value-type="string" table:style-name="ce1">
            <text:p>65535 mV</text:p>
          </table:table-cell>
          <table:table-cell table:style-name="ce1"/>
          <table:table-cell office:value-type="float" office:value="65535" table:style-name="ce3">
            <text:p>6553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Battery Voltage</text:p>
          </table:table-cell>
          <table:table-cell office:value-type="string" table:style-name="ce9">
            <text:p>Battery Voltage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0 mV</text:p>
          </table:table-cell>
          <table:table-cell office:value-type="string" table:style-name="ce1">
            <text:p>65535 mV</text:p>
          </table:table-cell>
          <table:table-cell table:style-name="ce1"/>
          <table:table-cell office:value-type="float" office:value="65535" table:style-name="ce3">
            <text:p>65535</text:p>
          </table:table-cell>
          <table:table-cell office:value-type="string" table:style-name="ce1">
            <text:p>Should be between 3300 and 4300mV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Reserved</text:p>
          </table:table-cell>
          <table:table-cell table:style-name="ce9"/>
          <table:table-cell office:value-type="float" office:value="4" table:style-name="ce2">
            <text:p>4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PCB Temperature</text:p>
          </table:table-cell>
          <table:table-cell office:value-type="string" table:style-name="ce9">
            <text:p>PCB temperature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-40 C deg</text:p>
          </table:table-cell>
          <table:table-cell office:value-type="string" table:style-name="ce1">
            <text:p>80 C deg</text:p>
          </table:table-cell>
          <table:table-cell table:style-name="ce1"/>
          <table:table-cell office:value-type="float" office:value="65535" table:style-name="ce3">
            <text:p>6553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Analog Input Delta 2</text:p>
          </table:table-cell>
          <table:table-cell office:value-type="string" table:style-name="ce9">
            <text:p>AIN2 delta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-32768 mV</text:p>
          </table:table-cell>
          <table:table-cell office:value-type="string" table:style-name="ce1">
            <text:p>32767 mV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Voltage difference between current and earlier obtained voltage referen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iButton ID</text:p>
          </table:table-cell>
          <table:table-cell office:value-type="string" table:style-name="ce9">
            <text:p>iButton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Unique iButton I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CANBUS ClutchS</text:p>
          </table:table-cell>
          <table:table-cell office:value-type="string" table:style-name="ce9">
            <text:p>CAN clutch switch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pedal released, 1=pedal press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CANBUS BreakS</text:p>
          </table:table-cell>
          <table:table-cell office:value-type="string" table:style-name="ce9">
            <text:p>CAN brake switch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pedal released, 1=pedal press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CANBUS CruiseCS</text:p>
          </table:table-cell>
          <table:table-cell office:value-type="string" table:style-name="ce9">
            <text:p>CAN cruise control activ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switched off, 1=switched 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CANBUS PTOstate</text:p>
          </table:table-cell>
          <table:table-cell office:value-type="string" table:style-name="ce9">
            <text:p>CAN PTO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0000 = off/disabled, 00101 = Set, 11111 = 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CANBUS Engine PLCS</text:p>
          </table:table-cell>
          <table:table-cell office:value-type="string" table:style-name="ce9">
            <text:p>CAN engine percent load at current speed</text:p>
          </table:table-cell>
          <table:table-cell office:value-type="float" office:value="1" table:style-name="ce2">
            <text:p>1</text:p>
          </table:table-cell>
          <table:table-cell office:value-type="percentage" office:value="0" table:style-name="ce11">
            <text:p>0.00 %</text:p>
          </table:table-cell>
          <table:table-cell office:value-type="percentage" office:value="1.25" table:style-name="ce11">
            <text:p>125.00 %</text:p>
          </table:table-cell>
          <table:table-cell office:value-type="string" table:style-name="ce1">
            <text:p>1%/bi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Engine percent load ant current speed (Defined in FMS standar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CANBUS Tire location</text:p>
          </table:table-cell>
          <table:table-cell office:value-type="string" table:style-name="ce9">
            <text:p>CAN tire loca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CANBUS Axle weight</text:p>
          </table:table-cell>
          <table:table-cell office:value-type="string" table:style-name="ce9">
            <text:p>CAN axle1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2">
            <text:p>0.5 kg / Bit gain</text:p>
          </table:table-cell>
          <table:table-cell office:value-type="float" office:value="65535" table:style-name="ce13">
            <text:p>65535</text:p>
          </table:table-cell>
          <table:table-cell office:value-type="string" table:style-name="ce12">
            <text:p>20000=10000kg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CANBUS system event</text:p>
          </table:table-cell>
          <table:table-cell office:value-type="string" table:style-name="ce9">
            <text:p>CAN system even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no tachogr. Event, 1=tachogr. Ev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CANBUS handling information</text:p>
          </table:table-cell>
          <table:table-cell office:value-type="string" table:style-name="ce9">
            <text:p>CAN tacho handling informa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no handling information, 1=handling information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CANBUS direction indicator</text:p>
          </table:table-cell>
          <table:table-cell office:value-type="string" table:style-name="ce9">
            <text:p>CAN tacho direction indicato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Forward, 1=Rever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Din1_hours</text:p>
          </table:table-cell>
          <table:table-cell office:value-type="string" table:style-name="ce9">
            <text:p>DIN1 hour counter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s</text:p>
          </table:table-cell>
          <table:table-cell office:value-type="string" table:style-name="ce1">
            <text:p>4294967295s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Reset = 0;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Din2_hours</text:p>
          </table:table-cell>
          <table:table-cell office:value-type="string" table:style-name="ce9">
            <text:p>DIN2 hour counter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s</text:p>
          </table:table-cell>
          <table:table-cell office:value-type="string" table:style-name="ce1">
            <text:p>4294967295s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Reset = 0;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Din3_hours</text:p>
          </table:table-cell>
          <table:table-cell office:value-type="string" table:style-name="ce9">
            <text:p>DIN3 hour counter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s</text:p>
          </table:table-cell>
          <table:table-cell office:value-type="string" table:style-name="ce1">
            <text:p>4294967295s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Reset = 0;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Din4_hours</text:p>
          </table:table-cell>
          <table:table-cell office:value-type="string" table:style-name="ce9">
            <text:p>DIN4 hour counter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s</text:p>
          </table:table-cell>
          <table:table-cell office:value-type="string" table:style-name="ce1">
            <text:p>4294967295s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Reset = 0;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Accelerometer_x</text:p>
          </table:table-cell>
          <table:table-cell office:value-type="string" table:style-name="ce9">
            <text:p>Accelerometer X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0.05 g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cceleration vector length relative to x axi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Accelerometer_y</text:p>
          </table:table-cell>
          <table:table-cell office:value-type="string" table:style-name="ce9">
            <text:p>Accelerometer Y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0.05 g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cceleration vector length relative to y axi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Accelerometer_z</text:p>
          </table:table-cell>
          <table:table-cell office:value-type="string" table:style-name="ce9">
            <text:p>Accelerometer Z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0.05 g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Acceleration vector length relative to z axi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Canbus_AxleW_2</text:p>
          </table:table-cell>
          <table:table-cell office:value-type="string" table:style-name="ce14">
            <text:p>CAN axle2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2">
            <text:p>0.5 kg / Bit gain</text:p>
          </table:table-cell>
          <table:table-cell office:value-type="float" office:value="65535" table:style-name="ce13">
            <text:p>65535</text:p>
          </table:table-cell>
          <table:table-cell office:value-type="string" table:style-name="ce12">
            <text:p>20000=10000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5">
            <text:p>Leaf vehicle odometer</text:p>
          </table:table-cell>
          <table:table-cell office:value-type="string" table:style-name="ce5">
            <text:p>LEAF vehicle odometer</text:p>
          </table:table-cell>
          <table:table-cell office:value-type="float" office:value="4" table:style-name="ce15">
            <text:p>4</text:p>
          </table:table-cell>
          <table:table-cell table:number-columns-repeated="2" table:style-name="ce5"/>
          <table:table-cell table:style-name="ce16"/>
          <table:table-cell office:value-type="string" table:style-name="ce17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Canbus_AxleW_3</text:p>
          </table:table-cell>
          <table:table-cell office:value-type="string" table:style-name="ce14">
            <text:p>CAN axle3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2">
            <text:p>0.5 kg / Bit gain</text:p>
          </table:table-cell>
          <table:table-cell office:value-type="float" office:value="65535" table:style-name="ce13">
            <text:p>65535</text:p>
          </table:table-cell>
          <table:table-cell office:value-type="string" table:style-name="ce12">
            <text:p>20000=10000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5">
            <text:p>Leaf battery state of charge</text:p>
          </table:table-cell>
          <table:table-cell office:value-type="string" table:style-name="ce5">
            <text:p>LEAF battery state of charge</text:p>
          </table:table-cell>
          <table:table-cell office:value-type="float" office:value="2" table:style-name="ce15">
            <text:p>2</text:p>
          </table:table-cell>
          <table:table-cell table:number-columns-repeated="2" table:style-name="ce5"/>
          <table:table-cell table:style-name="ce16"/>
          <table:table-cell office:value-type="string" table:style-name="ce17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Canbus_AxleW_4</text:p>
          </table:table-cell>
          <table:table-cell office:value-type="string" table:style-name="ce14">
            <text:p>CAN axle4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2">
            <text:p>0.5 kg / Bit gain</text:p>
          </table:table-cell>
          <table:table-cell office:value-type="float" office:value="65535" table:style-name="ce13">
            <text:p>65535</text:p>
          </table:table-cell>
          <table:table-cell office:value-type="string" table:style-name="ce12">
            <text:p>20000=10000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5">
            <text:p>Leaf charging on/off</text:p>
          </table:table-cell>
          <table:table-cell office:value-type="string" table:style-name="ce5">
            <text:p>LEAF charging on/off</text:p>
          </table:table-cell>
          <table:table-cell office:value-type="float" office:value="1" table:style-name="ce15">
            <text:p>1</text:p>
          </table:table-cell>
          <table:table-cell table:number-columns-repeated="2" table:style-name="ce5"/>
          <table:table-cell table:style-name="ce16"/>
          <table:table-cell office:value-type="string" table:style-name="ce17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Canbus_AxleW_5</text:p>
          </table:table-cell>
          <table:table-cell office:value-type="string" table:style-name="ce14">
            <text:p>CAN axle5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2">
            <text:p>0.5 kg / Bit gain</text:p>
          </table:table-cell>
          <table:table-cell office:value-type="float" office:value="65535" table:style-name="ce13">
            <text:p>65535</text:p>
          </table:table-cell>
          <table:table-cell office:value-type="string" table:style-name="ce12">
            <text:p>20000=10000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5">
            <text:p>Leaf energy</text:p>
          </table:table-cell>
          <table:table-cell office:value-type="string" table:style-name="ce5">
            <text:p>LEAF energy</text:p>
          </table:table-cell>
          <table:table-cell office:value-type="float" office:value="2" table:style-name="ce15">
            <text:p>2</text:p>
          </table:table-cell>
          <table:table-cell table:number-columns-repeated="2" table:style-name="ce5"/>
          <table:table-cell table:style-name="ce16"/>
          <table:table-cell office:value-type="string" table:style-name="ce17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Digital fuel sensorC1 temperature (A1 3gen)</text:p>
          </table:table-cell>
          <table:table-cell office:value-type="string" table:style-name="ce14">
            <text:p>Digital Fuel Sensor C1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5">
            <text:p>Leaf display speed</text:p>
          </table:table-cell>
          <table:table-cell office:value-type="string" table:style-name="ce5">
            <text:p>LEAF display speed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Digital fuel sensorC2 temperature (A2 3gen)</text:p>
          </table:table-cell>
          <table:table-cell office:value-type="string" table:style-name="ce14">
            <text:p>Digital Fuel Sensor C2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5">
            <text:p>Leaf distance to empty</text:p>
          </table:table-cell>
          <table:table-cell office:value-type="string" table:style-name="ce5">
            <text:p>LEAF distance to empty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Digital fuel sensorC3 temperature (A3 3gen)</text:p>
          </table:table-cell>
          <table:table-cell office:value-type="string" table:style-name="ce14">
            <text:p>Digital Fuel Sensor C3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5">
            <text:p>Leaf energy efficiency</text:p>
          </table:table-cell>
          <table:table-cell office:value-type="string" table:style-name="ce5">
            <text:p>LEAF energy efficiency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Digital fuel sensorC4 temperature (A4 3gen)</text:p>
          </table:table-cell>
          <table:table-cell office:value-type="string" table:style-name="ce14">
            <text:p>Digital Fuel Sensor C4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5">
            <text:p>Leaf battery charged energy</text:p>
          </table:table-cell>
          <table:table-cell office:value-type="string" table:style-name="ce5">
            <text:p>LEAF battery charged energy</text:p>
          </table:table-cell>
          <table:table-cell office:value-type="float" office:value="4" table:style-name="ce15">
            <text:p>4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Digital fuel sensorC5 temperature (A5 3gen)</text:p>
          </table:table-cell>
          <table:table-cell office:value-type="string" table:style-name="ce14">
            <text:p>Digital Fuel Sensor C5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5">
            <text:p>Leaf vehicle plugged in</text:p>
          </table:table-cell>
          <table:table-cell office:value-type="string" table:style-name="ce5">
            <text:p>LEAF vehicle plugged in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Digital fuel sensorC6 temperature (A6 3gen)</text:p>
          </table:table-cell>
          <table:table-cell office:value-type="string" table:style-name="ce14">
            <text:p>Digital Fuel Sensor C6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5">
            <text:p>Leaf time to full charge</text:p>
          </table:table-cell>
          <table:table-cell office:value-type="string" table:style-name="ce5">
            <text:p>LEAF time to full charge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Digital fuel sensorC7 temperature (A7 3gen)</text:p>
          </table:table-cell>
          <table:table-cell office:value-type="string" table:style-name="ce9">
            <text:p>Digital Fuel Sensor C7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Digital fuel sensorC8 temperature (A8 3gen)</text:p>
          </table:table-cell>
          <table:table-cell office:value-type="string" table:style-name="ce9">
            <text:p>Digital Fuel Sensor C8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Digital fuel sensorC9 temperature (A9 3gen)</text:p>
          </table:table-cell>
          <table:table-cell office:value-type="string" table:style-name="ce9">
            <text:p>Digital Fuel Sensor C9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Virtual Odometer</text:p>
          </table:table-cell>
          <table:table-cell office:value-type="string" table:style-name="ce9">
            <text:p>Virtual odometer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 m</text:p>
          </table:table-cell>
          <table:table-cell office:value-type="string" table:style-name="ce1">
            <text:p>4294967295 m</text:p>
          </table:table-cell>
          <table:table-cell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Digital fuel sensorC1 (Digital fuel sensorA1 3gen )</text:p>
          </table:table-cell>
          <table:table-cell office:value-type="string" table:style-name="ce9">
            <text:p>Digital Fuel Sensor C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Digital fuel sensor B1</text:p>
          </table:table-cell>
          <table:table-cell office:value-type="string" table:style-name="ce9">
            <text:p>Digital Fuel Sensor B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Digital fuel sensorC2 (Digital fuel sensorA2 3gen )</text:p>
          </table:table-cell>
          <table:table-cell office:value-type="string" table:style-name="ce9">
            <text:p>Digital Fuel Sensor C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Digital fuel sensorC3 (Digital fuel sensorA3 3gen )</text:p>
          </table:table-cell>
          <table:table-cell office:value-type="string" table:style-name="ce9">
            <text:p>Digital Fuel Sensor C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Temp sensor ID 0</text:p>
          </table:table-cell>
          <table:table-cell office:value-type="string" table:style-name="ce9">
            <text:p>Temperature sensor0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Unique temperature sensor ID</text:p>
          </table:table-cell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Temp sensor ID 1</text:p>
          </table:table-cell>
          <table:table-cell office:value-type="string" table:style-name="ce9">
            <text:p>Temperature sensor1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Unique temperature sensor ID</text:p>
          </table:table-cell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Temp sensor ID 2</text:p>
          </table:table-cell>
          <table:table-cell office:value-type="string" table:style-name="ce9">
            <text:p>Temperature sensor2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Unique temperature sensor ID</text:p>
          </table:table-cell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Temp sensor ID 3</text:p>
          </table:table-cell>
          <table:table-cell office:value-type="string" table:style-name="ce9">
            <text:p>Temperature sensor3 ID</text:p>
          </table:table-cell>
          <table:table-cell table:style-name="ce2"/>
          <table:table-cell table:number-columns-repeated="3"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1">
            <text:p>Temperature Sensor 3</text:p>
          </table:table-cell>
          <table:table-cell office:value-type="string" table:style-name="ce9">
            <text:p>Temperature sensor3</text:p>
          </table:table-cell>
          <table:table-cell table:style-name="ce2"/>
          <table:table-cell table:number-columns-repeated="3" table:style-name="ce1"/>
          <table:table-cell office:value-type="string" table:style-name="ce3">
            <text:p>2000, 2001, 2002, 2003</text:p>
          </table:table-cell>
          <table:table-cell office:value-type="string" table:style-name="ce31">
            <text:p>2000 – no device; 2001 – error detected/faulty bus;<text:s/></text:p>
            <text:p>2002 – error CRC; 2003 – no value</text:p>
          </table:table-cell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Digital fuel sensorC10 temperature (A10 3gen)</text:p>
          </table:table-cell>
          <table:table-cell office:value-type="string" table:style-name="ce9">
            <text:p>Digital Fuel Sensor C10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Digital fuel sensorB1 temperature</text:p>
          </table:table-cell>
          <table:table-cell office:value-type="string" table:style-name="ce9">
            <text:p>Digital Fuel Sensor B1 temperature</text:p>
          </table:table-cell>
          <table:table-cell office:value-type="float" office:value="1" table:style-name="ce2">
            <text:p>1</text:p>
          </table:table-cell>
          <table:table-cell office:value-type="float" office:value="-128" table:style-name="ce1">
            <text:p>-128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1 C/bit</text:p>
          </table:table-cell>
          <table:table-cell office:value-type="float" office:value="128" table:style-name="ce3">
            <text:p>1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odometer_delta</text:p>
          </table:table-cell>
          <table:table-cell office:value-type="string" table:style-name="ce9">
            <text:p>Virtual odometer DIFF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0 m</text:p>
          </table:table-cell>
          <table:table-cell office:value-type="string" table:style-name="ce1">
            <text:p>4294967295 m</text:p>
          </table:table-cell>
          <table:table-cell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1">
            <text:p>Temperature Sensor 0</text:p>
          </table:table-cell>
          <table:table-cell office:value-type="string" table:style-name="ce9">
            <text:p>Temperature sensor0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-550 C deg</text:p>
          </table:table-cell>
          <table:table-cell office:value-type="string" table:style-name="ce1">
            <text:p>1250 C deg</text:p>
          </table:table-cell>
          <table:table-cell office:value-type="string" table:style-name="ce1">
            <text:p>0,1 °C / Bit gain</text:p>
          </table:table-cell>
          <table:table-cell office:value-type="string" table:style-name="ce3">
            <text:p>2000, 2001, 2002, 2003</text:p>
          </table:table-cell>
          <table:table-cell office:value-type="string" table:style-name="ce31">
            <text:p>2000 – no device; 2001 – error detected/faulty bus;<text:s/></text:p>
            <text:p>2002 – error CRC; 2003 – no valu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string" table:style-name="ce1">
            <text:p>Temperature Sensor 1</text:p>
          </table:table-cell>
          <table:table-cell office:value-type="string" table:style-name="ce9">
            <text:p>Temperature sensor1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-550 C deg</text:p>
          </table:table-cell>
          <table:table-cell office:value-type="string" table:style-name="ce1">
            <text:p>1250 C deg</text:p>
          </table:table-cell>
          <table:table-cell office:value-type="string" table:style-name="ce1">
            <text:p>0,1 °C / Bit gain</text:p>
          </table:table-cell>
          <table:table-cell office:value-type="string" table:style-name="ce3">
            <text:p>2000, 2001, 2002, 2003</text:p>
          </table:table-cell>
          <table:table-cell office:value-type="string" table:style-name="ce31">
            <text:p>2001 – no device; 2001 – error detected/faulty bus;<text:s/></text:p>
            <text:p>2002 – error CRC; 2003 – no valu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80" table:style-name="ce1">
            <text:p>80</text:p>
          </table:table-cell>
          <table:table-cell office:value-type="string" table:style-name="ce1">
            <text:p>Temperature Sensor 2</text:p>
          </table:table-cell>
          <table:table-cell office:value-type="string" table:style-name="ce9">
            <text:p>Temperature sensor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-550 C deg</text:p>
          </table:table-cell>
          <table:table-cell office:value-type="string" table:style-name="ce1">
            <text:p>1250 C deg</text:p>
          </table:table-cell>
          <table:table-cell office:value-type="string" table:style-name="ce1">
            <text:p>0,1 °C / Bit gain</text:p>
          </table:table-cell>
          <table:table-cell office:value-type="string" table:style-name="ce3">
            <text:p>2000, 2001, 2002, 2003</text:p>
          </table:table-cell>
          <table:table-cell office:value-type="string" table:style-name="ce31">
            <text:p>2002 – no device; 2001 – error detected/faulty bus;<text:s/></text:p>
            <text:p>2002 – error CRC; 2003 – no valu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Digital fuel sensorC4 (Digital fuel sensorA4 3gen )</text:p>
          </table:table-cell>
          <table:table-cell office:value-type="string" table:style-name="ce9">
            <text:p>Digital Fuel Sensor C4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Digital fuel sensorC5 (Digital fuel sensorA5 3gen )</text:p>
          </table:table-cell>
          <table:table-cell office:value-type="string" table:style-name="ce9">
            <text:p>Digital Fuel Sensor C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Digital fuel sensorC6 (Digital fuel sensorA6 3gen )</text:p>
          </table:table-cell>
          <table:table-cell office:value-type="string" table:style-name="ce9">
            <text:p>Digital Fuel Sensor C6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Digital fuel sensorC7 (Digital fuel sensorA7 3gen )</text:p>
          </table:table-cell>
          <table:table-cell office:value-type="string" table:style-name="ce9">
            <text:p>Digital Fuel Sensor C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Digital fuel sensorC8 (Digital fuel sensorA8 3gen )</text:p>
          </table:table-cell>
          <table:table-cell office:value-type="string" table:style-name="ce9">
            <text:p>Digital Fuel Sensor C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Digital fuel sensorC9 (Digital fuel sensorA9 3gen )</text:p>
          </table:table-cell>
          <table:table-cell office:value-type="string" table:style-name="ce9">
            <text:p>Digital Fuel Sensor C9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Digital fuel sensorC10 (Digital fuel sensorA10 3gen )</text:p>
          </table:table-cell>
          <table:table-cell office:value-type="string" table:style-name="ce9">
            <text:p>Digital Fuel Sensor C1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Relative to size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GSM jamming</text:p>
          </table:table-cell>
          <table:table-cell office:value-type="string" table:style-name="ce9">
            <text:p>GSM jammi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- jamming not detected/ 1- jamming detec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CANBUS ambient air temperature</text:p>
          </table:table-cell>
          <table:table-cell office:value-type="string" table:style-name="ce9">
            <text:p>CAN ambient air temperatur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.03125 °C/Bit gain, -273 °C offse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9376=20°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CANBUS fuel economy</text:p>
          </table:table-cell>
          <table:table-cell office:value-type="string" table:style-name="ce9">
            <text:p>CAN instantaneous fuel economy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6" table:style-name="ce1">
            <text:p>64256</text:p>
          </table:table-cell>
          <table:table-cell office:value-type="string" table:style-name="ce1">
            <text:p>1/512 km/L per b, 0 to 125,5 km/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2560=5km/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91" table:style-name="ce1">
            <text:p>91</text:p>
          </table:table-cell>
          <table:table-cell office:value-type="string" table:style-name="ce1">
            <text:p>CANBUS PTO</text:p>
          </table:table-cell>
          <table:table-cell office:value-type="string" table:style-name="ce9">
            <text:p>CAN at least one PTO engaged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float" office:value="2" table:style-name="ce3">
            <text:p>2</text:p>
          </table:table-cell>
          <table:table-cell office:value-type="string" table:style-name="ce31">
            <text:p>0=No PTO drive is engaged,<text:s/></text:p>
            <text:p>1=At least one PTO drive is engaged, 2=Error, 3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CANBUS HRFC</text:p>
          </table:table-cell>
          <table:table-cell office:value-type="string" table:style-name="ce9">
            <text:p>CAN high resolution engine total fuel used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215" table:style-name="ce1">
            <text:p>4211081215</text:p>
          </table:table-cell>
          <table:table-cell office:value-type="string" table:style-name="ce1">
            <text:p>0.001 L/bit, 0 to 4211081,215 L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000000=1000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DTC &amp; MIL</text:p>
          </table:table-cell>
          <table:table-cell office:value-type="string" table:style-name="ce9">
            <text:p>OBD DTC and MIL</text:p>
          </table:table-cell>
          <table:table-cell office:value-type="float" office:value="4" table:style-name="ce2">
            <text:p>4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office:value-type="string" table:style-name="ce1">
            <text:p>0 – initial value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RPM</text:p>
          </table:table-cell>
          <table:table-cell office:value-type="string" table:style-name="ce9">
            <text:p>OBD RPM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383.75" table:style-name="ce34">
            <text:p>16,383.75</text:p>
          </table:table-cell>
          <table:table-cell office:value-type="string" table:style-name="ce1">
            <text:p>RPM/4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Vehicle speed sensor ( Km/h )</text:p>
          </table:table-cell>
          <table:table-cell office:value-type="string" table:style-name="ce9">
            <text:p>OBD vehicle 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km/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Engine coolant temperature ( C )</text:p>
          </table:table-cell>
          <table:table-cell office:value-type="string" table:style-name="ce9">
            <text:p>OBD engine coolant temperature</text:p>
          </table:table-cell>
          <table:table-cell office:value-type="float" office:value="1" table:style-name="ce2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C</text:p>
          </table:table-cell>
          <table:table-cell office:value-type="float" office:value="255" table:style-name="ce3">
            <text:p>255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Ambient air temperature ( C )</text:p>
          </table:table-cell>
          <table:table-cell office:value-type="string" table:style-name="ce9">
            <text:p>OBD ambient air temperature</text:p>
          </table:table-cell>
          <table:table-cell office:value-type="float" office:value="1" table:style-name="ce2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C</text:p>
          </table:table-cell>
          <table:table-cell office:value-type="float" office:value="255" table:style-name="ce3">
            <text:p>255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fuel level input (%)</text:p>
          </table:table-cell>
          <table:table-cell office:value-type="string" table:style-name="ce9">
            <text:p>OBD fuel leve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%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Type of fuel</text:p>
          </table:table-cell>
          <table:table-cell office:value-type="string" table:style-name="ce9">
            <text:p>OBD fuel type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Engine fuel rate ( l/h )</text:p>
          </table:table-cell>
          <table:table-cell office:value-type="string" table:style-name="ce9">
            <text:p>OBD engine fuel rat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212.75" table:style-name="ce2">
            <text:p>3212.75</text:p>
          </table:table-cell>
          <table:table-cell office:value-type="string" table:style-name="ce1">
            <text:p>L/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Actual engine – percent torgue (%)</text:p>
          </table:table-cell>
          <table:table-cell office:value-type="string" table:style-name="ce9">
            <text:p>OBD actual engine percent torque</text:p>
          </table:table-cell>
          <table:table-cell office:value-type="float" office:value="1" table:style-name="ce2">
            <text:p>1</text:p>
          </table:table-cell>
          <table:table-cell office:value-type="float" office:value="-125" table:style-name="ce1">
            <text:p>-12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%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Distance traveled while MIL is activated (Km)</text:p>
          </table:table-cell>
          <table:table-cell office:value-type="string" table:style-name="ce9">
            <text:p>OBD distance traveled while MIL is activat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km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Relative Accelerator Pedal position (%)</text:p>
          </table:table-cell>
          <table:table-cell office:value-type="string" table:style-name="ce9">
            <text:p>OBD accelerator pedal posi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%</text:p>
          </table:table-cell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VIN</text:p>
          </table:table-cell>
          <table:table-cell office:value-type="string" table:style-name="ce9">
            <text:p>OBD VIN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office:value-type="string" table:style-name="ce1">
            <text:p>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VIN</text:p>
          </table:table-cell>
          <table:table-cell office:value-type="string" table:style-name="ce9">
            <text:p>OBD VIN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VIN</text:p>
          </table:table-cell>
          <table:table-cell office:value-type="string" table:style-name="ce9">
            <text:p>OBD VIN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Time since engine start</text:p>
          </table:table-cell>
          <table:table-cell office:value-type="string" table:style-name="ce9">
            <text:p>OBD time since engine star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http://en.wikipedia.org/wiki/OBD-II_PIDs 0 – reset;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DTC counted</text:p>
          </table:table-cell>
          <table:table-cell office:value-type="string" table:style-name="ce9">
            <text:p>OBD DTC coun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ACCIDENT_din1</text:p>
          </table:table-cell>
          <table:table-cell table:style-name="ce9"/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= low, 1 = high (Time and Vehicle Speed conditions must be satisfie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ACCIDENT_din2</text:p>
          </table:table-cell>
          <table:table-cell table:style-name="ce9"/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= low, 1 = high (Time and Vehicle Speed conditions must be satisfie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ACCIDENT_din3</text:p>
          </table:table-cell>
          <table:table-cell table:style-name="ce9"/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= low, 1 = high (Time and Vehicle Speed conditions must be satisfie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ACCIDENT_din4</text:p>
          </table:table-cell>
          <table:table-cell table:style-name="ce9"/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0 = low, 1 = high (Time and Vehicle Speed conditions must be satisfie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SD card Log</text:p>
          </table:table-cell>
          <table:table-cell office:value-type="string" table:style-name="ce9">
            <text:p>SD card lo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table:style-name="ce3"/>
          <table:table-cell office:value-type="string" table:style-name="ce1">
            <text:p>0 – disabled, 1 – enabled, 2 – log write err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CANBUS Distance</text:p>
          </table:table-cell>
          <table:table-cell office:value-type="string" table:style-name="ce9">
            <text:p>CAN high resolution total vehicle distanc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215" table:style-name="ce1">
            <text:p>4211081215</text:p>
          </table:table-cell>
          <table:table-cell office:value-type="string" table:style-name="ce1">
            <text:p>5 m/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0000=50000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CANBUS coolant temperature</text:p>
          </table:table-cell>
          <table:table-cell office:value-type="string" table:style-name="ce9">
            <text:p>CAN engine coolant temperatur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1°C / Bit gain, -40°C offse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28=88°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CANBUS fuel rate</text:p>
          </table:table-cell>
          <table:table-cell office:value-type="string" table:style-name="ce9">
            <text:p>CAN fuel rat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5" table:style-name="ce1">
            <text:p>64255</text:p>
          </table:table-cell>
          <table:table-cell office:value-type="string" table:style-name="ce1">
            <text:p>0.05L/h per bit, 0 to 3212,75L/h</text:p>
          </table:table-cell>
          <table:table-cell office:value-type="string" table:style-name="ce3">
            <text:p>-</text:p>
          </table:table-cell>
          <table:table-cell office:value-type="string" table:style-name="ce1">
            <text:p>600=30L/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TCO_CAN totaldriving time</text:p>
          </table:table-cell>
          <table:table-cell office:value-type="string" table:style-name="ce9">
            <text:p>TCO_CAN total driving tim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min. / bit gain</text:p>
          </table:table-cell>
          <table:table-cell office:value-type="string" table:style-name="ce3">
            <text:p>0xFFFFFFFF, 0xFFFFXXXX, 0xXXXXFFFF</text:p>
          </table:table-cell>
          <table:table-cell office:value-type="string" table:style-name="ce1">
            <text:p>Driver1 (MSB; 2B) + Driver2 (LSB; 2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TCO_CAN current activity duration</text:p>
          </table:table-cell>
          <table:table-cell office:value-type="string" table:style-name="ce9">
            <text:p>TCO_CAN current activity duration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min. / bit gain</text:p>
          </table:table-cell>
          <table:table-cell office:value-type="string" table:style-name="ce3">
            <text:p>0xFFFFFFFF, 0xFFFFXXXX, 0xXXXXFFFF</text:p>
          </table:table-cell>
          <table:table-cell office:value-type="string" table:style-name="ce1">
            <text:p>Driver1 (MSB; 2B) + Driver2 (LSB; 2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TCO_CAN continious driving time</text:p>
          </table:table-cell>
          <table:table-cell office:value-type="string" table:style-name="ce9">
            <text:p>TCO_CAN continuous driving tim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min. / bit gain</text:p>
          </table:table-cell>
          <table:table-cell office:value-type="string" table:style-name="ce3">
            <text:p>0xFFFFFFFF, 0xFFFFXXXX, 0xXXXXFFFF</text:p>
          </table:table-cell>
          <table:table-cell office:value-type="string" table:style-name="ce1">
            <text:p>Driver1 (MSB; 2B) + Driver2 (LSB; 2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TCO_CAN break time</text:p>
          </table:table-cell>
          <table:table-cell office:value-type="string" table:style-name="ce9">
            <text:p>TCO_CAN break tim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min. / bit gain</text:p>
          </table:table-cell>
          <table:table-cell office:value-type="string" table:style-name="ce3">
            <text:p>0xFFFFFFFF, 0xFFFFXXXX, 0xXXXXFFFF</text:p>
          </table:table-cell>
          <table:table-cell office:value-type="string" table:style-name="ce1">
            <text:p>Driver1 (MSB; 2B) + Driver2 (LSB; 2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TCO_CAN driver time states</text:p>
          </table:table-cell>
          <table:table-cell office:value-type="string" table:style-name="ce9">
            <text:p>TCO_CAN driver time state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string" table:style-name="ce3">
            <text:p>0xFFFFFFFF, 0xFFFFXXXX, 0xXXXXFFFF</text:p>
          </table:table-cell>
          <table:table-cell office:value-type="string" table:style-name="ce1">
            <text:p>Driver1 (MSB; 4b) + Driver2 (LSB; 4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CANBUS Fuel used delta</text:p>
          </table:table-cell>
          <table:table-cell office:value-type="string" table:style-name="ce9">
            <text:p>CAN Fuel used delta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5 L / Bit gain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">
            <text:p>CANBUS Vehicle Id 1</text:p>
          </table:table-cell>
          <table:table-cell office:value-type="string" table:style-name="ce9">
            <text:p>CAN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CANBUS Vehicle Id 2</text:p>
          </table:table-cell>
          <table:table-cell office:value-type="string" table:style-name="ce9">
            <text:p>CAN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CANBUS Vehicle Id 3</text:p>
          </table:table-cell>
          <table:table-cell office:value-type="string" table:style-name="ce9">
            <text:p>CAN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CANBUS First Driver Id1</text:p>
          </table:table-cell>
          <table:table-cell office:value-type="string" table:style-name="ce9">
            <text:p>CAN first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CANBUS First Driver Id2</text:p>
          </table:table-cell>
          <table:table-cell office:value-type="string" table:style-name="ce9">
            <text:p>CAN first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">
            <text:p>CANBUS Second Driver Id 1</text:p>
          </table:table-cell>
          <table:table-cell office:value-type="string" table:style-name="ce9">
            <text:p>CAN second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CANBUS Second Driver Id 2</text:p>
          </table:table-cell>
          <table:table-cell office:value-type="string" table:style-name="ce9">
            <text:p>CAN second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ECO_max_speed</text:p>
          </table:table-cell>
          <table:table-cell office:value-type="string" table:style-name="ce14">
            <text:p>ECO max 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1km/h / Bit gain</text:p>
          </table:table-cell>
          <table:table-cell office:value-type="string" table:style-name="ce3">
            <text:p>-</text:p>
          </table:table-cell>
          <table:table-cell table:style-name="ce19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5">
            <text:p>iMiev VIN1</text:p>
          </table:table-cell>
          <table:table-cell office:value-type="string" table:style-name="ce5">
            <text:p>MiEV VIN</text:p>
          </table:table-cell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ECO_overspeed</text:p>
          </table:table-cell>
          <table:table-cell office:value-type="string" table:style-name="ce9">
            <text:p>ECO overspeeding timer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s / Bit gain</text:p>
          </table:table-cell>
          <table:table-cell office:value-type="string" table:style-name="ce3">
            <text:p>-</text:p>
          </table:table-cell>
          <table:table-cell table:style-name="ce19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5">
            <text:p>iMiev VIN2</text:p>
          </table:table-cell>
          <table:table-cell office:value-type="string" table:style-name="ce5">
            <text:p>MiEV VIN</text:p>
          </table:table-cell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">
            <text:p>ECO_rpm_red</text:p>
          </table:table-cell>
          <table:table-cell office:value-type="string" table:style-name="ce9">
            <text:p>ECO RPM in red band timer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s / Bit gain</text:p>
          </table:table-cell>
          <table:table-cell office:value-type="string" table:style-name="ce3">
            <text:p>-</text:p>
          </table:table-cell>
          <table:table-cell table:style-name="ce19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string" table:style-name="ce5">
            <text:p>iMiev VIN3</text:p>
          </table:table-cell>
          <table:table-cell office:value-type="string" table:style-name="ce5">
            <text:p>MiEV VIN</text:p>
          </table:table-cell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">
            <text:p>ECO_max_rpm</text:p>
          </table:table-cell>
          <table:table-cell office:value-type="string" table:style-name="ce14">
            <text:p>ECO max RPM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rev/min / Bit gain</text:p>
          </table:table-cell>
          <table:table-cell office:value-type="string" table:style-name="ce3">
            <text:p>-</text:p>
          </table:table-cell>
          <table:table-cell table:style-name="ce19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string" table:style-name="ce5">
            <text:p>iMiev State_of_charge</text:p>
          </table:table-cell>
          <table:table-cell office:value-type="string" table:style-name="ce5">
            <text:p>MiEV state of charge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">
            <text:p>ECO_braking events</text:p>
          </table:table-cell>
          <table:table-cell office:value-type="string" table:style-name="ce14">
            <text:p>ECO brake count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1event / Bit gain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5">
            <text:p>iMiev EV Power</text:p>
          </table:table-cell>
          <table:table-cell office:value-type="string" table:style-name="ce5">
            <text:p>MiEV EV power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">
            <text:p>ECO_ext_hrsh_braking</text:p>
          </table:table-cell>
          <table:table-cell office:value-type="string" table:style-name="ce14">
            <text:p>ECO extreme and harsh brake count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event count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Extreeme braking (4b), Harsh braking (4b)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5">
            <text:p>iMiev Velocity</text:p>
          </table:table-cell>
          <table:table-cell office:value-type="string" table:style-name="ce5">
            <text:p>MiEV velocity</text:p>
          </table:table-cell>
          <table:table-cell office:value-type="float" office:value="2" table:style-name="ce15">
            <text:p>2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">
            <text:p>ECO_harsh_acceleration</text:p>
          </table:table-cell>
          <table:table-cell office:value-type="string" table:style-name="ce14">
            <text:p>ECO harsh acceleration count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1event / Bit gain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5">
            <text:p>iMiev Odometer</text:p>
          </table:table-cell>
          <table:table-cell office:value-type="string" table:style-name="ce5">
            <text:p>MiEV odometer</text:p>
          </table:table-cell>
          <table:table-cell office:value-type="float" office:value="4" table:style-name="ce15">
            <text:p>4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">
            <text:p>ECO_idling_time</text:p>
          </table:table-cell>
          <table:table-cell office:value-type="string" table:style-name="ce14">
            <text:p>ECO idling timer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s / Bit gain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5">
            <text:p>iMiev charge voltage</text:p>
          </table:table-cell>
          <table:table-cell office:value-type="string" table:style-name="ce5">
            <text:p>MiEV charge voltage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3">
          <table:table-cell office:value-type="float" office:value="138" table:style-name="ce1">
            <text:p>138</text:p>
          </table:table-cell>
          <table:table-cell office:value-type="string" table:style-name="ce1">
            <text:p>ECO_cruise_control</text:p>
          </table:table-cell>
          <table:table-cell office:value-type="string" table:style-name="ce14">
            <text:p>ECO cruise control timer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1s / Bit gain, Speed (km/h), when CC should be turned on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Time, when CC could be turned on (2B),<text:s/></text:p>
            <text:p>Time, when CC was turned on, when it could be turned on (2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5">
            <text:p>iMiev charge status</text:p>
          </table:table-cell>
          <table:table-cell office:value-type="string" table:style-name="ce5">
            <text:p>MiEV onboard charge status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">
            <text:p>ECO_engine_on</text:p>
          </table:table-cell>
          <table:table-cell office:value-type="string" table:style-name="ce14">
            <text:p>ECO engine on timer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s / Bit gain</text:p>
          </table:table-cell>
          <table:table-cell office:value-type="string" table:style-name="ce3">
            <text:p>-</text:p>
          </table:table-cell>
          <table:table-cell table:style-name="ce19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5">
            <text:p>iMiev quick charge status</text:p>
          </table:table-cell>
          <table:table-cell office:value-type="string" table:style-name="ce5">
            <text:p>MiEV quick charge status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ECO_rpm_green</text:p>
          </table:table-cell>
          <table:table-cell office:value-type="string" table:style-name="ce14">
            <text:p>ECO RPM in green band distanc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 m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1 m / bit gain</text:p>
          </table:table-cell>
          <table:table-cell office:value-type="string" table:style-name="ce3">
            <text:p>-</text:p>
          </table:table-cell>
          <table:table-cell office:value-type="string" table:style-name="ce4">
            <text:p>driven mileage, while vehicle's RPM is in green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5">
            <text:p>iMiev shift status</text:p>
          </table:table-cell>
          <table:table-cell office:value-type="string" table:style-name="ce5">
            <text:p>MiEV shift status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2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">
            <text:p>ECO_normal_speed</text:p>
          </table:table-cell>
          <table:table-cell office:value-type="string" table:style-name="ce14">
            <text:p>ECO normal speed distance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0 m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1 m / bit gain</text:p>
          </table:table-cell>
          <table:table-cell office:value-type="string" table:style-name="ce3">
            <text:p>-</text:p>
          </table:table-cell>
          <table:table-cell office:value-type="string" table:style-name="ce4">
            <text:p>driven mileage, while vehicle is driven in normal spe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5">
            <text:p>iMiev ac switch</text:p>
          </table:table-cell>
          <table:table-cell office:value-type="string" table:style-name="ce5">
            <text:p>MiEV A/C switch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2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3">
          <table:table-cell office:value-type="float" office:value="142" table:style-name="ce1">
            <text:p>142</text:p>
          </table:table-cell>
          <table:table-cell office:value-type="string" table:style-name="ce1">
            <text:p>ECO_cruise_control_mileage</text:p>
          </table:table-cell>
          <table:table-cell office:value-type="string" table:style-name="ce14">
            <text:p>ECO cruise control distance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 m</text:p>
          </table:table-cell>
          <table:table-cell office:value-type="float" office:value="1.84467E+19" table:style-name="ce35">
            <text:p>1.84E+19</text:p>
          </table:table-cell>
          <table:table-cell office:value-type="string" table:style-name="ce1">
            <text:p>1 m / bit gain</text:p>
          </table:table-cell>
          <table:table-cell office:value-type="string" table:style-name="ce3">
            <text:p>-</text:p>
          </table:table-cell>
          <table:table-cell office:value-type="string" table:style-name="ce31">
            <text:p>Distance, when CC could be turned on (4B),<text:s/></text:p>
            <text:p>Distance, when CC was turned on, when it could be turned on (4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5">
            <text:p>iMiev head lamp</text:p>
          </table:table-cell>
          <table:table-cell office:value-type="string" table:style-name="ce5">
            <text:p>MiEV head lamp</text:p>
          </table:table-cell>
          <table:table-cell office:value-type="float" office:value="1" table:style-name="ce15">
            <text:p>1</text:p>
          </table:table-cell>
          <table:table-cell table:style-name="ce15"/>
          <table:table-cell table:number-columns-repeated="2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4">
            <text:p>ECO_cornering</text:p>
          </table:table-cell>
          <table:table-cell office:value-type="string" table:style-name="ce14">
            <text:p>ECO cornering counter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1 event / Bit gain</text:p>
          </table:table-cell>
          <table:table-cell office:value-type="string" table:style-name="ce21">
            <text:p>-</text:p>
          </table:table-cell>
          <table:table-cell table:style-name="ce22"/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table:number-columns-repeated="16366" table:style-name="ce4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5">
            <text:p>iMiev right turnning lamp</text:p>
          </table:table-cell>
          <table:table-cell office:value-type="string" table:style-name="ce5">
            <text:p>MiEV right turning lamp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OT_temp_sensor_1</text:p>
          </table:table-cell>
          <table:table-cell office:value-type="string" table:style-name="ce9">
            <text:p>OT temperature sensor 1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5">
            <text:p>iMiev left turnning lamp</text:p>
          </table:table-cell>
          <table:table-cell office:value-type="string" table:style-name="ce5">
            <text:p>MiEV left turning lamp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1">
            <text:p>OT_temp_sensor_2</text:p>
          </table:table-cell>
          <table:table-cell office:value-type="string" table:style-name="ce9">
            <text:p>OT temperature sensor 2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style-name="ce4"/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table:number-columns-repeated="2" table:style-name="ce4"/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5">
            <text:p>ME_TamperAlert</text:p>
          </table:table-cell>
          <table:table-cell office:value-type="string" table:style-name="ce5">
            <text:p>ME tamper alert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5">
            <text:p>iMiev brake lamp</text:p>
          </table:table-cell>
          <table:table-cell office:value-type="string" table:style-name="ce5">
            <text:p>MiEV brake lamp</text:p>
          </table:table-cell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office:value-type="string" table:style-name="ce16">
            <text:p>TCO3 2X.XX.XX iMiev and Leaf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">
            <text:p>OT_temp_sensor_3</text:p>
          </table:table-cell>
          <table:table-cell office:value-type="string" table:style-name="ce9">
            <text:p>OT temperature sensor 3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5">
            <text:p>ME_TSRenabled</text:p>
          </table:table-cell>
          <table:table-cell office:value-type="string" table:style-name="ce5">
            <text:p>ME TSR enabled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1">
            <text:p>OT_temp_sensor_4</text:p>
          </table:table-cell>
          <table:table-cell office:value-type="string" table:style-name="ce9">
            <text:p>OT temperature sensor 4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5">
            <text:p>ME_TSRwarningLevel</text:p>
          </table:table-cell>
          <table:table-cell office:value-type="string" table:style-name="ce5">
            <text:p>ME TSR warning level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0=+0-5km/h, 1=+10-15km/h, 2=+15-20, …</text:p>
          </table:table-cell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1">
            <text:p>OT_temp_sensor_5</text:p>
          </table:table-cell>
          <table:table-cell office:value-type="string" table:style-name="ce9">
            <text:p>OT temperature sensor 5</text:p>
          </table:table-cell>
          <table:table-cell office:value-type="float" office:value="2" table:style-name="ce20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5">
            <text:p>ME_TrafficSignRecognition1</text:p>
          </table:table-cell>
          <table:table-cell office:value-type="string" table:style-name="ce5">
            <text:p>ME traffic sign recognition 1</text:p>
          </table:table-cell>
          <table:table-cell office:value-type="float" office:value="8" table:style-name="ce15">
            <text:p>8</text:p>
          </table:table-cell>
          <table:table-cell table:number-columns-repeated="2" table:style-name="ce5"/>
          <table:table-cell office:value-type="string" table:style-name="ce5">
            <text:p>Raw CAN message 0x720-0x726 content, first byte = LSB</text:p>
          </table:table-cell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1">
            <text:p>OT_temp_sensor_6</text:p>
          </table:table-cell>
          <table:table-cell office:value-type="string" table:style-name="ce9">
            <text:p>OT temperature sensor 6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C / Bit gain</text:p>
          </table:table-cell>
          <table:table-cell office:value-type="string" table:style-name="ce23">
            <text:p>5555, 5556</text:p>
          </table:table-cell>
          <table:table-cell office:value-type="string" table:style-name="ce1">
            <text:p>5555 – no sensors; 5556 – parse error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5">
            <text:p>ME_TrafficSignRecognition2</text:p>
          </table:table-cell>
          <table:table-cell office:value-type="string" table:style-name="ce5">
            <text:p>ME traffic sign recognition 2</text:p>
          </table:table-cell>
          <table:table-cell office:value-type="float" office:value="8" table:style-name="ce15">
            <text:p>8</text:p>
          </table:table-cell>
          <table:table-cell table:number-columns-repeated="2" table:style-name="ce5"/>
          <table:table-cell office:value-type="string" table:style-name="ce5">
            <text:p>Raw CAN message 0x727 content, first byte = LSB</text:p>
          </table:table-cell>
          <table:table-cell office:value-type="string" table:style-name="ce18">
            <text:p>-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">
            <text:p>GSM Operator</text:p>
          </table:table-cell>
          <table:table-cell office:value-type="string" table:style-name="ce9">
            <text:p>GSM operator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Unique Mobile operator code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">
            <text:p>Geofencing</text:p>
          </table:table-cell>
          <table:table-cell office:value-type="string" table:style-name="ce9">
            <text:p>Geofencing</text:p>
          </table:table-cell>
          <table:table-cell office:value-type="float" office:value="4" table:style-name="ce2">
            <text:p>4</text:p>
          </table:table-cell>
          <table:table-cell table:number-columns-repeated="3" table:style-name="ce1"/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">
            <text:p>TCO Vehicle ID 1</text:p>
          </table:table-cell>
          <table:table-cell office:value-type="string" table:style-name="ce9">
            <text:p>TCO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">
            <text:p>TCO Vehicle ID 2</text:p>
          </table:table-cell>
          <table:table-cell office:value-type="string" table:style-name="ce9">
            <text:p>TCO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">
            <text:p>TCO Vehicle ID 3</text:p>
          </table:table-cell>
          <table:table-cell office:value-type="string" table:style-name="ce9">
            <text:p>TCO vehicle ID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">
            <text:p>TCO first Driver ID 1</text:p>
          </table:table-cell>
          <table:table-cell office:value-type="string" table:style-name="ce9">
            <text:p>TCO first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">
            <text:p>TCO first Driver ID 2</text:p>
          </table:table-cell>
          <table:table-cell office:value-type="string" table:style-name="ce9">
            <text:p>TCO first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">
            <text:p>TCO second Driver ID 1</text:p>
          </table:table-cell>
          <table:table-cell office:value-type="string" table:style-name="ce9">
            <text:p>TCO second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">
            <text:p>TCO second Driver ID 2</text:p>
          </table:table-cell>
          <table:table-cell office:value-type="string" table:style-name="ce9">
            <text:p>TCO second driver ID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Driver ID = Card Number</text:p>
          </table:table-cell>
          <table:table-cell office:value-type="string" table:style-name="ce3">
            <text:p>1179010630 (ASCI: FFFF)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">
            <text:p>TCO first driver state</text:p>
          </table:table-cell>
          <table:table-cell office:value-type="string" table:style-name="ce9">
            <text:p>TCO first driver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0=Rest, 1=Driver available, 2=Work, 3=Drive, 6=Error, 7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">
            <text:p>TCO second driver state</text:p>
          </table:table-cell>
          <table:table-cell office:value-type="string" table:style-name="ce9">
            <text:p>TCO second driver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0=Rest, 1=Driver available, 2=Work, 3=Drive, 6=Error, 7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">
            <text:p>TCO first driver card</text:p>
          </table:table-cell>
          <table:table-cell office:value-type="string" table:style-name="ce9">
            <text:p>TCO first driver car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Card not present, 1=Card pres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">
            <text:p>TCO second driver card</text:p>
          </table:table-cell>
          <table:table-cell office:value-type="string" table:style-name="ce9">
            <text:p>TCO second driver car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Card not present, 1=Card pres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">
            <text:p>TCO Distance</text:p>
          </table:table-cell>
          <table:table-cell office:value-type="string" table:style-name="ce9">
            <text:p>TCO distanc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5 m/Bit gain</text:p>
          </table:table-cell>
          <table:table-cell office:value-type="float" office:value="4294967295" table:style-name="ce3">
            <text:p>4294967295</text:p>
          </table:table-cell>
          <table:table-cell office:value-type="string" table:style-name="ce1">
            <text:p>10000=50000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">
            <text:p>TCO trip</text:p>
          </table:table-cell>
          <table:table-cell office:value-type="string" table:style-name="ce9">
            <text:p>TCO trip distanc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5 m/Bit gain</text:p>
          </table:table-cell>
          <table:table-cell office:value-type="float" office:value="4294967295" table:style-name="ce3">
            <text:p>4294967295</text:p>
          </table:table-cell>
          <table:table-cell office:value-type="string" table:style-name="ce1">
            <text:p>10000=50000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TCO vehicle speed</text:p>
          </table:table-cell>
          <table:table-cell office:value-type="string" table:style-name="ce9">
            <text:p>TCO vehicle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/256km/h Bit gain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15360=60km/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">
            <text:p>TCO RPM</text:p>
          </table:table-cell>
          <table:table-cell office:value-type="string" table:style-name="ce9">
            <text:p>TCO engine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.125 rpm / Bit gain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8000=1000rp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TCO registration number 1</text:p>
          </table:table-cell>
          <table:table-cell office:value-type="string" table:style-name="ce9">
            <text:p>TCO registration number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License plate number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">
            <text:p>TCO registration number 2</text:p>
          </table:table-cell>
          <table:table-cell office:value-type="string" table:style-name="ce9">
            <text:p>TCO registration number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License plate number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ECO_idling_state</text:p>
          </table:table-cell>
          <table:table-cell office:value-type="string" table:style-name="ce9">
            <text:p>ECO idling even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ECO driving idling stat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1">
            <text:p>Battery Current</text:p>
          </table:table-cell>
          <table:table-cell office:value-type="string" table:style-name="ce9">
            <text:p>Battery charge curren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/1 mA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Should not exceed 250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1">
            <text:p>RFID A</text:p>
          </table:table-cell>
          <table:table-cell office:value-type="string" table:style-name="ce9">
            <text:p>RFID PortA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3">
            <text:p>-</text:p>
          </table:table-cell>
          <table:table-cell office:value-type="string" table:style-name="ce1">
            <text:p>0 – res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">
            <text:p>RFID B</text:p>
          </table:table-cell>
          <table:table-cell office:value-type="string" table:style-name="ce9">
            <text:p>RFID PortB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3">
            <text:p>-</text:p>
          </table:table-cell>
          <table:table-cell office:value-type="string" table:style-name="ce1">
            <text:p>0 – res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">
            <text:p>Movement_sensor</text:p>
          </table:table-cell>
          <table:table-cell office:value-type="string" table:style-name="ce9">
            <text:p>Movement senso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No motion detected, 1=Motion detec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">
            <text:p>Sleep_timer</text:p>
          </table:table-cell>
          <table:table-cell office:value-type="string" table:style-name="ce9">
            <text:p>Sleep tim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 – No event, 1 – device wake-up by timer ev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ECO_absolute_idling_time</text:p>
          </table:table-cell>
          <table:table-cell office:value-type="string" table:style-name="ce9">
            <text:p>ECO Absolute idling time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1s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Stores absolute Idling tim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PS speed</text:p>
          </table:table-cell>
          <table:table-cell office:value-type="string" table:style-name="ce9">
            <text:p>GPS 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Value km/h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1">
            <text:p>TK fuel level</text:p>
          </table:table-cell>
          <table:table-cell office:value-type="string" table:style-name="ce9">
            <text:p>Fridge fuel leve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%</text:p>
          </table:table-cell>
          <table:table-cell office:value-type="float" office:value="255" table:style-name="ce3">
            <text:p>255</text:p>
          </table:table-cell>
          <table:table-cell office:value-type="string" table:style-name="ce1">
            <text:p>127 = err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string" table:style-name="ce5">
            <text:p>CANBUS_SteeringFluid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">
            <text:p>TK battery voltage</text:p>
          </table:table-cell>
          <table:table-cell office:value-type="string" table:style-name="ce9">
            <text:p>Fridge battery voltag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.05V bitgain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0.0 to 3276.75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25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string" table:style-name="ce5">
            <text:p>CANBUS_Steering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26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">
            <text:p>TK total electric hours</text:p>
          </table:table-cell>
          <table:table-cell office:value-type="string" table:style-name="ce9">
            <text:p>Fridge total electric hour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0.05h bitgain</text:p>
          </table:table-cell>
          <table:table-cell office:value-type="float" office:value="4294967295" table:style-name="ce3">
            <text:p>4294967295</text:p>
          </table:table-cell>
          <table:table-cell office:value-type="string" table:style-name="ce1">
            <text:p>0.0 to 214,748,364.8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string" table:style-name="ce5">
            <text:p>CANBUS_HeightContro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">
            <text:p>TK total vehicle hours</text:p>
          </table:table-cell>
          <table:table-cell office:value-type="string" table:style-name="ce9">
            <text:p>Fridge total vehicle hour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0.05h bitgain</text:p>
          </table:table-cell>
          <table:table-cell office:value-type="float" office:value="4294967295" table:style-name="ce3">
            <text:p>4294967295</text:p>
          </table:table-cell>
          <table:table-cell office:value-type="string" table:style-name="ce1">
            <text:p>0.0 to 214,748,364.8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string" table:style-name="ce5">
            <text:p>CANBUS_Retarder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">
            <text:p>TK total engine hours</text:p>
          </table:table-cell>
          <table:table-cell office:value-type="string" table:style-name="ce9">
            <text:p>Fridge total engine hour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0.05h bitgain</text:p>
          </table:table-cell>
          <table:table-cell office:value-type="float" office:value="4294967295" table:style-name="ce3">
            <text:p>4294967295</text:p>
          </table:table-cell>
          <table:table-cell office:value-type="string" table:style-name="ce1">
            <text:p>2.0 to 214,748,364.8h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string" table:style-name="ce5">
            <text:p>CANBUS_EmissionSystem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5">
          <table:table-cell office:value-type="float" office:value="182" table:style-name="ce1">
            <text:p>182</text:p>
          </table:table-cell>
          <table:table-cell office:value-type="string" table:style-name="ce1">
            <text:p>TK alarm type</text:p>
          </table:table-cell>
          <table:table-cell office:value-type="string" table:style-name="ce9">
            <text:p>Fridge alarm typ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36">
            <text:p>0 – No Alarm; 1 – Level 0 Alarm <text:s/>(Log-Stored / Routine Maintenance Required);<text:s text:c="2"/></text:p>
            <text:p>2 – Level 1 Alarm (Low Fuel);<text:s text:c="2"/></text:p>
            <text:p>3 – Level 2 Alarm (Maintenance Past Due);<text:s/></text:p>
            <text:p>4 – Level 3 Alarm (Reserved for Future Use);<text:s/></text:p>
            <text:p>5,6,7 – Level 4,5,6 Alarms (Reserved for Future Use);<text:s text:c="2"/></text:p>
            <text:p>8 – Level 7 Alarm (Check / Immediate Attention Required);<text:s text:c="2"/></text:p>
            <text:p>9,10,11,12,13,14 – Level 8,9,10,11,12,13 Alarms (Reserved for Future Use);<text:s text:c="2"/></text:p>
            <text:p>15 – Level 14 Alarm (Shutdown or Catastrophic System Failure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string" table:style-name="ce5">
            <text:p>CANBUS_ESPIndicatio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TK alarm code</text:p>
          </table:table-cell>
          <table:table-cell office:value-type="string" table:style-name="ce9">
            <text:p>Fridge alarm cod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Manufacturer Defined Specific Alarm Co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string" table:style-name="ce5">
            <text:p>CANBUS_BrakeLights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">
            <text:p>TK return air temperature</text:p>
          </table:table-cell>
          <table:table-cell office:value-type="string" table:style-name="ce9">
            <text:p>Fridge return air temperature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.1C' bitgain</text:p>
          </table:table-cell>
          <table:table-cell office:value-type="float" office:value="32767" table:style-name="ce3">
            <text:p>32767</text:p>
          </table:table-cell>
          <table:table-cell office:value-type="string" table:style-name="ce1">
            <text:p>Temperature = -3276.8 C' to +3276.7 C'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string" table:style-name="ce5">
            <text:p>CANBUS_Articulatio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">
            <text:p>TK discharge temperature</text:p>
          </table:table-cell>
          <table:table-cell office:value-type="string" table:style-name="ce9">
            <text:p>Fridge discharge air temperature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.1C' bitgain</text:p>
          </table:table-cell>
          <table:table-cell office:value-type="float" office:value="32767" table:style-name="ce3">
            <text:p>32767</text:p>
          </table:table-cell>
          <table:table-cell office:value-type="string" table:style-name="ce1">
            <text:p>Temperature = -3276.8 C' to +3276.7 C'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string" table:style-name="ce5">
            <text:p>CANBUS_StopRequest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">
            <text:p>TK temperature setpoint</text:p>
          </table:table-cell>
          <table:table-cell office:value-type="string" table:style-name="ce9">
            <text:p>Fridge temperature setpoint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.1C' bitgain</text:p>
          </table:table-cell>
          <table:table-cell office:value-type="float" office:value="32767" table:style-name="ce3">
            <text:p>32767</text:p>
          </table:table-cell>
          <table:table-cell office:value-type="string" table:style-name="ce1">
            <text:p>Temperature = -3276.8 C' to +3276.7 C'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string" table:style-name="ce5">
            <text:p>CANBUS_PramRequest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1">
            <text:p>TK evaporator coil temperature</text:p>
          </table:table-cell>
          <table:table-cell office:value-type="string" table:style-name="ce9">
            <text:p>Fridge evaporator coil temperature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1">
            <text:p>-32768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.1C' bitgain</text:p>
          </table:table-cell>
          <table:table-cell office:value-type="float" office:value="32767" table:style-name="ce3">
            <text:p>32767</text:p>
          </table:table-cell>
          <table:table-cell office:value-type="string" table:style-name="ce1">
            <text:p>Temperature = -3276.8 C' to +3276.7 C'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table:style-name="ce25"/>
          <table:table-cell table:number-columns-repeated="16364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string" table:style-name="ce5">
            <text:p>CANBUS_BusStopBrak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5"/>
          <table:table-cell table:style-name="ce26"/>
          <table:table-cell table:number-columns-repeated="16364" table:style-name="ce5"/>
        </table:table-row>
        <table:table-row table:style-name="ro3">
          <table:table-cell office:value-type="float" office:value="188" table:style-name="ce1">
            <text:p>188</text:p>
          </table:table-cell>
          <table:table-cell office:value-type="string" table:style-name="ce1">
            <text:p>TK operating mode</text:p>
          </table:table-cell>
          <table:table-cell office:value-type="string" table:style-name="ce9">
            <text:p>Fridge operating mod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36">
            <text:p>0 - Power Off or Unknown ; 1 – Cooling; <text:s/>2 – Heating; 3 – Defrost;<text:s text:c="4"/></text:p>
            <text:p>4 – Null; <text:s/>5 – Pretrip; <text:s/>6 – Sleep; <text:s/>7 – Reserved for future u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string" table:style-name="ce5">
            <text:p>CANBUS_AdBlue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4">
          <table:table-cell office:value-type="float" office:value="189" table:style-name="ce1">
            <text:p>189</text:p>
          </table:table-cell>
          <table:table-cell office:value-type="string" table:style-name="ce1">
            <text:p>TK cycle mode</text:p>
          </table:table-cell>
          <table:table-cell office:value-type="string" table:style-name="ce9">
            <text:p>Fridge cycle mod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7">
            <text:p>255 - (TK connection error);<text:s/></text:p>
            <text:p>7 - (Carrier - Unknown / information unavailable)</text:p>
          </table:table-cell>
          <table:table-cell office:value-type="string" table:style-name="ce31">
            <text:p>0 <text:s/>- Unit is in Cycle Sentry Op Mode;<text:s/></text:p>
            <text:p>1 <text:s/>- Unit is in Continuous Op Mode; 2 (Carrier) - Unit is in Start / Stop mo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">
            <text:p>TK high speed status</text:p>
          </table:table-cell>
          <table:table-cell office:value-type="string" table:style-name="ce9">
            <text:p>Fridge high speed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0 <text:s/>- Engine is not in high speed; 1 <text:s/>- Engine IS in high 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">
            <text:p>TK door status</text:p>
          </table:table-cell>
          <table:table-cell office:value-type="string" table:style-name="ce9">
            <text:p>Fridge door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0 <text:s/>- Door Closed; 1 <text:s/>- Door Op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">
            <text:p>TK diesel electric status</text:p>
          </table:table-cell>
          <table:table-cell office:value-type="string" table:style-name="ce9">
            <text:p>Fridge diesel/electric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0 <text:s/>- Diesel mode (default); 1 - <text:s/>Electric mo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OT_digital_input_1</text:p>
          </table:table-cell>
          <table:table-cell office:value-type="string" table:style-name="ce9">
            <text:p>OT digital input 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igital input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OT_digital_input_2</text:p>
          </table:table-cell>
          <table:table-cell office:value-type="string" table:style-name="ce9">
            <text:p>OT digital input 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igital input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OT_digital_input_3</text:p>
          </table:table-cell>
          <table:table-cell office:value-type="string" table:style-name="ce9">
            <text:p>OT digital input 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igital input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OT_digital_input_4</text:p>
          </table:table-cell>
          <table:table-cell office:value-type="string" table:style-name="ce9">
            <text:p>OT digital input 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igital input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CANBUS RPM</text:p>
          </table:table-cell>
          <table:table-cell office:value-type="string" table:style-name="ce9">
            <text:p>CAN engine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.125 rpm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8000=1000rp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 table:style-name="ce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ACCIDENT_overspeeding</text:p>
          </table:table-cell>
          <table:table-cell office:value-type="string" table:style-name="ce9">
            <text:p>ACCIDENT overspeedi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 = no overspeed, 1 = oversp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ACCIDENT_extreme_braking</text:p>
          </table:table-cell>
          <table:table-cell office:value-type="string" table:style-name="ce9">
            <text:p>ACCIDENT extreme braki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 = no extreme braking, 1 = extreme br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ACCIDENT_harsh_braking</text:p>
          </table:table-cell>
          <table:table-cell office:value-type="string" table:style-name="ce9">
            <text:p>ACCIDENT harsh braki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 = no harsh braking, 1 = harsh br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ACCIDENT_harsh_acceleration</text:p>
          </table:table-cell>
          <table:table-cell office:value-type="string" table:style-name="ce9">
            <text:p>ACCIDENT harsh accelera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 = no harsh acceleration, 1 = harsh accele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CANBUS J1939 Trailer weight</text:p>
          </table:table-cell>
          <table:table-cell office:value-type="string" table:style-name="ce9">
            <text:p>CAN J1939 trailer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2 kg/bit, 0 offset</text:p>
          </table:table-cell>
          <table:table-cell office:value-type="float" office:value="65535" table:style-name="ce21">
            <text:p>65535</text:p>
          </table:table-cell>
          <table:table-cell office:value-type="string" table:style-name="ce1">
            <text:p>500 = 1000 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CANBUS Engine Hours</text:p>
          </table:table-cell>
          <table:table-cell office:value-type="string" table:style-name="ce9">
            <text:p>CAN engine hour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0.05 h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200000=10000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CANBUS service distance</text:p>
          </table:table-cell>
          <table:table-cell office:value-type="string" table:style-name="ce9">
            <text:p>CAN service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km / Bit gain -160 635 km offset</text:p>
          </table:table-cell>
          <table:table-cell office:value-type="string" table:style-name="ce3">
            <text:p>-</text:p>
          </table:table-cell>
          <table:table-cell office:value-type="string" table:style-name="ce1">
            <text:p>32327=1000km (negative means service passed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CANBUS Fuel level (ltr)</text:p>
          </table:table-cell>
          <table:table-cell office:value-type="string" table:style-name="ce9">
            <text:p>Fuel level liters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L / bit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CANBUS AccPedal position</text:p>
          </table:table-cell>
          <table:table-cell office:value-type="string" table:style-name="ce9">
            <text:p>CAN accelerator pedal position 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0-100% pressed, by 0,4% steps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28=51% - pedal pressed to the mid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Fuel level %</text:p>
          </table:table-cell>
          <table:table-cell office:value-type="string" table:style-name="ce9">
            <text:p>CAN fuel level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0,4 %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28=51%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CANBUS Fuel used</text:p>
          </table:table-cell>
          <table:table-cell office:value-type="string" table:style-name="ce9">
            <text:p>CAN engine total fuel used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5" table:style-name="ce1">
            <text:p>4294967295</text:p>
          </table:table-cell>
          <table:table-cell office:value-type="string" table:style-name="ce1">
            <text:p>0,5 L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20000=10000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CANBUS <text:s/>Secondary fuel level %</text:p>
          </table:table-cell>
          <table:table-cell office:value-type="string" table:style-name="ce9">
            <text:p>CAN engine fuel level secondary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0,4 % /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28=51%; J1708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CANBUS WBSpeed</text:p>
          </table:table-cell>
          <table:table-cell office:value-type="string" table:style-name="ce9">
            <text:p>CAN wheel based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/256km/h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5360=60km/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4">
            <text:p>Digital fuel sensor A1</text:p>
          </table:table-cell>
          <table:table-cell office:value-type="string" table:style-name="ce9">
            <text:p>Digital Fuel Sensor A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095" table:style-name="ce4">
            <text:p>4095</text:p>
          </table:table-cell>
          <table:table-cell office:value-type="string" table:style-name="ce4">
            <text:p>Relative to size</text:p>
          </table:table-cell>
          <table:table-cell office:value-type="float" office:value="65535" table:style-name="ce21">
            <text:p>65535</text:p>
          </table:table-cell>
          <table:table-cell office:value-type="string" table:style-name="ce4">
            <text:p>4095= full, 0= emp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4">
            <text:p>Digital fuel sensorA1 temperature</text:p>
          </table:table-cell>
          <table:table-cell office:value-type="string" table:style-name="ce9">
            <text:p>Digital Fuel Sensor A1 temperature</text:p>
          </table:table-cell>
          <table:table-cell office:value-type="float" office:value="1" table:style-name="ce20">
            <text:p>1</text:p>
          </table:table-cell>
          <table:table-cell office:value-type="float" office:value="-128" table:style-name="ce4">
            <text:p>-128</text:p>
          </table:table-cell>
          <table:table-cell office:value-type="float" office:value="127" table:style-name="ce4">
            <text:p>127</text:p>
          </table:table-cell>
          <table:table-cell office:value-type="string" table:style-name="ce4">
            <text:p>1 C/bit</text:p>
          </table:table-cell>
          <table:table-cell office:value-type="float" office:value="128" table:style-name="ce21">
            <text:p>128</text:p>
          </table:table-cell>
          <table:table-cell table:style-name="ce4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CANBUS tachogr. Vehicle speed</text:p>
          </table:table-cell>
          <table:table-cell office:value-type="string" table:style-name="ce9">
            <text:p>CAN tachograph vehicle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/256km/h Bit gai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15360=60km/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CANBUS J1939 Cargo weight</text:p>
          </table:table-cell>
          <table:table-cell office:value-type="string" table:style-name="ce9">
            <text:p>CAN J1939 cargo weight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2 kg/bit, 0 offset</text:p>
          </table:table-cell>
          <table:table-cell office:value-type="float" office:value="65535" table:style-name="ce3">
            <text:p>65535</text:p>
          </table:table-cell>
          <table:table-cell office:value-type="string" table:style-name="ce1">
            <text:p>500 = 1000 k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CANBUS driver 1 state</text:p>
          </table:table-cell>
          <table:table-cell office:value-type="string" table:style-name="ce9">
            <text:p>CAN tacho driver1 working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0=Rest, 1=Driver available, 2=Work, 3=Drive, 6=Error, 7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CANBUS driver 2 state</text:p>
          </table:table-cell>
          <table:table-cell office:value-type="string" table:style-name="ce9">
            <text:p>CAN tacho driver2 working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3">
            <text:p>6</text:p>
          </table:table-cell>
          <table:table-cell office:value-type="string" table:style-name="ce1">
            <text:p>0=Rest, 1=Driver available, 2=Work, 3=Drive, 6=Error, 7=not avail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CANBUS tachograph performance</text:p>
          </table:table-cell>
          <table:table-cell office:value-type="string" table:style-name="ce9">
            <text:p>CAN tachograph performanc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-</text:p>
          </table:table-cell>
          <table:table-cell office:value-type="string" table:style-name="ce1">
            <text:p>0=Normal performance, 1=Performance analys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CANBUS over speed</text:p>
          </table:table-cell>
          <table:table-cell office:value-type="string" table:style-name="ce9">
            <text:p>CAN tacho vehicle over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=No overspeed, 1=Overspeed</text:p>
          </table:table-cell>
          <table:table-cell office:value-type="string" table:style-name="ce3">
            <text:p>-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CANBUS Axle location</text:p>
          </table:table-cell>
          <table:table-cell office:value-type="string" table:style-name="ce9">
            <text:p>CAN axle loca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5" table:style-name="ce3">
            <text:p>255</text:p>
          </table:table-cell>
          <table:table-cell office:value-type="string" table:style-name="ce1">
            <text:p>Defined in FMS 2.0 stand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ECO_drive_group1</text:p>
          </table:table-cell>
          <table:table-cell office:value-type="string" table:style-name="ce9">
            <text:p>ECO drive group 1</text:p>
          </table:table-cell>
          <table:table-cell office:value-type="float" office:value="8" table:style-name="ce2">
            <text:p>8</text:p>
          </table:table-cell>
          <table:table-cell table:number-columns-repeated="3" table:style-name="ce1"/>
          <table:table-cell table:style-name="ce3"/>
          <table:table-cell office:value-type="string" table:style-name="ce1">
            <text:p>MaxSpeed, Overspeed, RPMredBand, maxRPM, bra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ME Sound typ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CANBUS_AirConditioning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string" table:style-name="ce5">
            <text:p>Tire 1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1">
            <text:p>ECO_drive_group2</text:p>
          </table:table-cell>
          <table:table-cell office:value-type="string" table:style-name="ce9">
            <text:p>ECO drive group 2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extrmBrakes, harshAcceleration, idling, cruiseControl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ME Hi/Low beam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CANBUS_HighMainBeam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Tire 2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4">
            <text:p>ECO_drive_group3</text:p>
          </table:table-cell>
          <table:table-cell office:value-type="string" table:style-name="ce9">
            <text:p>ECO drive group 3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RPMgreen, normalSpeed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ME Pedestrians in DZ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CANBUS_LowDippedBeam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5">
            <text:p>Tire 3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4">
            <text:p>ECO_drive_group4</text:p>
          </table:table-cell>
          <table:table-cell office:value-type="string" table:style-name="ce9">
            <text:p>ECO drive group 4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stopCount, fuelUsedInStop, freerollingDistance, engineON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ME Pedestrians FCW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CANBUS_TurnSignals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5">
            <text:p>Tire 4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4">
            <text:p>ECO_drive_group5</text:p>
          </table:table-cell>
          <table:table-cell office:value-type="string" table:style-name="ce9">
            <text:p>ECO drive group 5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PLCSoverloadDistance, PLCSoverloadFuel, overspeedDistance, overspeedFuel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ME Night time indicator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CANBUS_HazardWarning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5">
            <text:p>Tire 5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4">
            <text:p>ECO_drive_group6</text:p>
          </table:table-cell>
          <table:table-cell office:value-type="string" table:style-name="ce9">
            <text:p>ECO drive group 6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CCdistance, CCfuel, highestGearDistance, highestGearFuel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ME Dusk time indicator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CANBUS_Handicapped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5">
            <text:p>Tire 6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4">
            <text:p>ECO_drive_group7</text:p>
          </table:table-cell>
          <table:table-cell office:value-type="string" table:style-name="ce9">
            <text:p>ECO drive group 7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inRPMrange1distance, inRPMrange1fuel, inRPMrange2distance, inRPMrange2fuel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ME Error code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CANBUS_ParkingBrak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5">
            <text:p>Tire 7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4">
            <text:p>ECO_drive_group8</text:p>
          </table:table-cell>
          <table:table-cell office:value-type="string" table:style-name="ce9">
            <text:p>ECO drive group 8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inRPMrange3distance, inRPMrange3fuel, inRPMrange4distance, inRPMrange4fuel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ME Error valid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CANBUS_Brake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5">
            <text:p>Tire 8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4">
            <text:p>ECO_drive_group9</text:p>
          </table:table-cell>
          <table:table-cell office:value-type="string" table:style-name="ce9">
            <text:p>ECO drive group 9</text:p>
          </table:table-cell>
          <table:table-cell office:value-type="float" office:value="8" table:style-name="ce20">
            <text:p>8</text:p>
          </table:table-cell>
          <table:table-cell table:number-columns-repeated="3" table:style-name="ce4"/>
          <table:table-cell table:style-name="ce21"/>
          <table:table-cell office:value-type="string" table:style-name="ce4">
            <text:p>CCmile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ME Zero speed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CANBUS_HatchOpe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string" table:style-name="ce5">
            <text:p>Tire 9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9" table:style-name="ce4">
            <text:p>229</text:p>
          </table:table-cell>
          <table:table-cell table:style-name="ce1"/>
          <table:table-cell table:style-name="ce9"/>
          <table:table-cell table:style-name="ce2"/>
          <table:table-cell table:number-columns-repeated="2" table:style-name="ce1"/>
          <table:table-cell table:style-name="ce4"/>
          <table:table-cell table:style-name="ce21"/>
          <table:table-cell table:style-name="ce4"/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style-name="ce4"/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ME Headway valid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CANBUS_Fuel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5">
            <text:p>Tire 10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ME Headway measurement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CANBUS_CoolantTemperat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5">
            <text:p>Tire 11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ME LDW off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CANBUS_BatteryCharging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5">
            <text:p>Tire 12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ME Right LDW o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CANBUS_EngineOi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5">
            <text:p>Tire 13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ME Left LDW o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CANBUS_PositionSideLights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string" table:style-name="ce5">
            <text:p>Tire 14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ME Maintenance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CANBUS_FrontFogLight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5">
            <text:p>Tire 15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ME Failsafe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CANBUS_RearFogLigth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5">
            <text:p>Tire 16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ME FCW on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CANBUS_ParkHeading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5">
            <text:p>Tire 17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ME Headway warning 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CANBUS_Engin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5">
            <text:p>Tire 18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ME Hi beam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CANBUS_Servic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5">
            <text:p>Tire 19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ME Low beam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CANBUS_TransmissionFluidTemperat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5">
            <text:p>Tire 20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ME Wipers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CANBUS_Transmission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5">
            <text:p>Tire 21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ME Right signa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CANBUS_ABS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5">
            <text:p>Tire 22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ME Left signa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CANBUS_WornBrakeLinings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5">
            <text:p>Tire 23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ME Brake signa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CANBUS_WasherFluid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5">
            <text:p>Tire 24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ME Wipers availabl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CANBUS_Tire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5">
            <text:p>Tire 25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ME Low beam availabl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CANBUS_GeneralFail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5">
            <text:p>Tire 26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ME Hi beam availabl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CANBUS_EngineOilTemperatur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5">
            <text:p>Tire 27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ME Speed available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CANBUS_EngineOil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5">
            <text:p>Tire 28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ME Speed</text:p>
          </table:table-cell>
          <table:table-cell table:style-name="ce5"/>
          <table:table-cell office:value-type="float" office:value="1" table:style-name="ce15">
            <text:p>1</text:p>
          </table:table-cell>
          <table:table-cell table:number-columns-repeated="3" table:style-name="ce5"/>
          <table:table-cell office:value-type="string" table:style-name="ce18">
            <text:p>-</text:p>
          </table:table-cell>
          <table:table-cell table:style-name="ce24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CANBUS_EngineCoolantLevel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=off, 1=Red, 2=Yellow, 3=Info, 7=not available</text:p>
          </table:table-cell>
          <table:table-cell office:value-type="float" office:value="255" table:style-name="ce18">
            <text:p>255</text:p>
          </table:table-cell>
          <table:table-cell office:value-type="string" table:style-name="ce5">
            <text:p>TCO3 9X.XX.XX BUS F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5">
            <text:p>Tire 29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string" table:style-name="ce5">
            <text:p>Tire 30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string" table:style-name="ce5">
            <text:p>Tire 31</text:p>
          </table:table-cell>
          <table:table-cell table:style-name="ce5"/>
          <table:table-cell office:value-type="float" office:value="8" table:style-name="ce15">
            <text:p>8</text:p>
          </table:table-cell>
          <table:table-cell table:number-columns-repeated="3" table:style-name="ce5"/>
          <table:table-cell office:value-type="float" office:value="255" table:style-name="ce18">
            <text:p>255</text:p>
          </table:table-cell>
          <table:table-cell office:value-type="string" table:style-name="ce5">
            <text:p>TCO3 5X.XX.XX TPMS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Spec FW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66" table:style-name="ce5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">
            <text:p>Virtual Ignition</text:p>
          </table:table-cell>
          <table:table-cell office:value-type="string" table:style-name="ce9">
            <text:p>Virtual igni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 – engine OFF, 1 – engine ON</text:p>
          </table:table-cell>
          <table:table-cell office:value-type="string" table:style-name="ce3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1">
            <text:p>SD Log record Marker</text:p>
          </table:table-cell>
          <table:table-cell table:style-name="ce9"/>
          <table:table-cell office:value-type="float" office:value="1" table:style-name="ce2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">
            <text:p>Marker for log entry on SD card (for separate from standard record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253" table:style-name="ce4">
            <text:p>253</text:p>
          </table:table-cell>
          <table:table-cell table:style-name="ce4"/>
          <table:table-cell table:style-name="ce9"/>
          <table:table-cell table:style-name="ce20"/>
          <table:table-cell table:number-columns-repeated="3" table:style-name="ce4"/>
          <table:table-cell table:style-name="ce21"/>
          <table:table-cell table:style-name="ce4"/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4">
            <text:p>Voltage_5V</text:p>
          </table:table-cell>
          <table:table-cell table:style-name="ce9"/>
          <table:table-cell office:value-type="float" office:value="2" table:style-name="ce20">
            <text:p>2</text:p>
          </table:table-cell>
          <table:table-cell office:value-type="string" table:style-name="ce4">
            <text:p>0 mV</text:p>
          </table:table-cell>
          <table:table-cell office:value-type="string" table:style-name="ce4">
            <text:p>65535 mV</text:p>
          </table:table-cell>
          <table:table-cell table:style-name="ce4"/>
          <table:table-cell table:style-name="ce21"/>
          <table:table-cell table:style-name="ce4"/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55" table:style-name="ce4">
            <text:p>255</text:p>
          </table:table-cell>
          <table:table-cell table:style-name="ce4"/>
          <table:table-cell table:style-name="ce9"/>
          <table:table-cell table:style-name="ce20"/>
          <table:table-cell table:number-columns-repeated="3" table:style-name="ce4"/>
          <table:table-cell table:style-name="ce21"/>
          <table:table-cell table:style-name="ce4"/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table:number-columns-repeated="3" table:style-name="ce27"/>
          <table:table-cell table:style-name="ce28"/>
          <table:table-cell table:number-columns-repeated="3" table:style-name="ce27"/>
          <table:table-cell table:style-name="ce29"/>
          <table:table-cell table:style-name="ce27"/>
          <table:table-cell office:value-type="string" table:style-name="ce27">
            <text:p>No</text:p>
          </table:table-cell>
          <table:table-cell table:style-name="ce27"/>
          <table:table-cell office:value-type="string" table:style-name="ce27">
            <text:p>No</text:p>
          </table:table-cell>
          <table:table-cell table:style-name="ce27"/>
          <table:table-cell office:value-type="string" table:style-name="ce27">
            <text:p>No</text:p>
          </table:table-cell>
          <table:table-cell office:value-type="string" table:style-name="ce27">
            <text:p>No</text:p>
          </table:table-cell>
          <table:table-cell table:number-columns-repeated="2" table:style-name="ce27"/>
          <table:table-cell office:value-type="string" table:style-name="ce27">
            <text:p>No</text:p>
          </table:table-cell>
          <table:table-cell table:number-columns-repeated="16366" table:style-name="ce27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4">
            <text:p>Tire 1</text:p>
          </table:table-cell>
          <table:table-cell office:value-type="string" table:style-name="ce30">
            <text:p>Tire 1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4">
            <text:p>Tire 2</text:p>
          </table:table-cell>
          <table:table-cell office:value-type="string" table:style-name="ce30">
            <text:p>Tire 2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4">
            <text:p>Tire 3</text:p>
          </table:table-cell>
          <table:table-cell office:value-type="string" table:style-name="ce30">
            <text:p>Tire 3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4">
            <text:p>Tire 4</text:p>
          </table:table-cell>
          <table:table-cell office:value-type="string" table:style-name="ce30">
            <text:p>Tire 4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4">
            <text:p>Tire 5</text:p>
          </table:table-cell>
          <table:table-cell office:value-type="string" table:style-name="ce30">
            <text:p>Tire 5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4">
            <text:p>Tire 6</text:p>
          </table:table-cell>
          <table:table-cell office:value-type="string" table:style-name="ce30">
            <text:p>Tire 6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4">
            <text:p>Tire 7</text:p>
          </table:table-cell>
          <table:table-cell office:value-type="string" table:style-name="ce30">
            <text:p>Tire 7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4">
            <text:p>Tire 8</text:p>
          </table:table-cell>
          <table:table-cell office:value-type="string" table:style-name="ce30">
            <text:p>Tire 8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4">
            <text:p>Tire 9</text:p>
          </table:table-cell>
          <table:table-cell office:value-type="string" table:style-name="ce30">
            <text:p>Tire 9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4">
            <text:p>Tire 10</text:p>
          </table:table-cell>
          <table:table-cell office:value-type="string" table:style-name="ce30">
            <text:p>Tire 10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4">
            <text:p>Tire 11</text:p>
          </table:table-cell>
          <table:table-cell office:value-type="string" table:style-name="ce30">
            <text:p>Tire 11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4">
            <text:p>Tire 12</text:p>
          </table:table-cell>
          <table:table-cell office:value-type="string" table:style-name="ce30">
            <text:p>Tire 12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4">
            <text:p>Tire 13</text:p>
          </table:table-cell>
          <table:table-cell office:value-type="string" table:style-name="ce30">
            <text:p>Tire 13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4">
            <text:p>Tire 14</text:p>
          </table:table-cell>
          <table:table-cell office:value-type="string" table:style-name="ce30">
            <text:p>Tire 14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4">
            <text:p>Tire 15</text:p>
          </table:table-cell>
          <table:table-cell office:value-type="string" table:style-name="ce30">
            <text:p>Tire 15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4">
            <text:p>Tire 16</text:p>
          </table:table-cell>
          <table:table-cell office:value-type="string" table:style-name="ce30">
            <text:p>Tire 16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4">
            <text:p>Tire 17</text:p>
          </table:table-cell>
          <table:table-cell office:value-type="string" table:style-name="ce30">
            <text:p>Tire 17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4">
            <text:p>Tire 18</text:p>
          </table:table-cell>
          <table:table-cell office:value-type="string" table:style-name="ce30">
            <text:p>Tire 18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4">
            <text:p>Tire 19</text:p>
          </table:table-cell>
          <table:table-cell office:value-type="string" table:style-name="ce30">
            <text:p>Tire 19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4">
            <text:p>Tire 20</text:p>
          </table:table-cell>
          <table:table-cell office:value-type="string" table:style-name="ce30">
            <text:p>Tire 20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4">
            <text:p>Tire 21</text:p>
          </table:table-cell>
          <table:table-cell office:value-type="string" table:style-name="ce30">
            <text:p>Tire 21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4">
            <text:p>Tire 22</text:p>
          </table:table-cell>
          <table:table-cell office:value-type="string" table:style-name="ce30">
            <text:p>Tire 22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4">
            <text:p>Tire 23</text:p>
          </table:table-cell>
          <table:table-cell office:value-type="string" table:style-name="ce30">
            <text:p>Tire 23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4">
            <text:p>Tire 24</text:p>
          </table:table-cell>
          <table:table-cell office:value-type="string" table:style-name="ce30">
            <text:p>Tire 24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4">
            <text:p>Tire 25</text:p>
          </table:table-cell>
          <table:table-cell office:value-type="string" table:style-name="ce30">
            <text:p>Tire 25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4">
            <text:p>Tire 26</text:p>
          </table:table-cell>
          <table:table-cell office:value-type="string" table:style-name="ce30">
            <text:p>Tire 26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4">
            <text:p>Tire 27</text:p>
          </table:table-cell>
          <table:table-cell office:value-type="string" table:style-name="ce30">
            <text:p>Tire 27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4">
            <text:p>Tire 28</text:p>
          </table:table-cell>
          <table:table-cell office:value-type="string" table:style-name="ce30">
            <text:p>Tire 28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4">
            <text:p>Tire 29</text:p>
          </table:table-cell>
          <table:table-cell office:value-type="string" table:style-name="ce30">
            <text:p>Tire 29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4">
            <text:p>Tire 30</text:p>
          </table:table-cell>
          <table:table-cell office:value-type="string" table:style-name="ce30">
            <text:p>Tire 30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4">
            <text:p>Tire 31</text:p>
          </table:table-cell>
          <table:table-cell office:value-type="string" table:style-name="ce30">
            <text:p>Tire 31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4">
            <text:p>Tire 32</text:p>
          </table:table-cell>
          <table:table-cell office:value-type="string" table:style-name="ce30">
            <text:p>Tire 32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4">
            <text:p>Tire 33</text:p>
          </table:table-cell>
          <table:table-cell office:value-type="string" table:style-name="ce30">
            <text:p>Tire 33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4">
            <text:p>Tire 34</text:p>
          </table:table-cell>
          <table:table-cell office:value-type="string" table:style-name="ce30">
            <text:p>Tire 34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4">
            <text:p>Tire 35</text:p>
          </table:table-cell>
          <table:table-cell office:value-type="string" table:style-name="ce30">
            <text:p>Tire 35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4">
            <text:p>Tire 36</text:p>
          </table:table-cell>
          <table:table-cell office:value-type="string" table:style-name="ce30">
            <text:p>Tire 36</text:p>
          </table:table-cell>
          <table:table-cell office:value-type="float" office:value="8" table:style-name="ce20">
            <text:p>8</text:p>
          </table:table-cell>
          <table:table-cell table:number-columns-repeated="2" table:style-name="ce4"/>
          <table:table-cell office:value-type="string" table:style-name="ce4">
            <text:p>Bit map</text:p>
          </table:table-cell>
          <table:table-cell office:value-type="float" office:value="255" table:style-name="ce21">
            <text:p>255</text:p>
          </table:table-cell>
          <table:table-cell office:value-type="string" table:style-name="ce4">
            <text:p>Tire Pressure Mesurement System message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4">
            <text:p>TellTale AirConditioning</text:p>
          </table:table-cell>
          <table:table-cell office:value-type="string" table:style-name="ce9">
            <text:p>TellTale air condition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4">
            <text:p>TellTale HighMainBeam</text:p>
          </table:table-cell>
          <table:table-cell office:value-type="string" table:style-name="ce9">
            <text:p>TellTale high beam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4">
            <text:p>TellTale LowDippedBeam</text:p>
          </table:table-cell>
          <table:table-cell office:value-type="string" table:style-name="ce9">
            <text:p>TellTale low beam dipped beam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4">
            <text:p>TellTale TurnSignals</text:p>
          </table:table-cell>
          <table:table-cell office:value-type="string" table:style-name="ce9">
            <text:p>TellTale turn signal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4">
            <text:p>TellTale HazardWarning</text:p>
          </table:table-cell>
          <table:table-cell office:value-type="string" table:style-name="ce9">
            <text:p>TellTale hazard warn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4">
            <text:p>TellTale Handicapped</text:p>
          </table:table-cell>
          <table:table-cell office:value-type="string" table:style-name="ce9">
            <text:p>TellTale provision for disabled or handicapped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4">
            <text:p>TellTale ParkingBrake</text:p>
          </table:table-cell>
          <table:table-cell office:value-type="string" table:style-name="ce9">
            <text:p>TellTale parking brak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4">
            <text:p>TellTale BrakeFailure</text:p>
          </table:table-cell>
          <table:table-cell office:value-type="string" table:style-name="ce9">
            <text:p>TellTale brake failure/brake system malfunc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4">
            <text:p>TellTale HatchOpen</text:p>
          </table:table-cell>
          <table:table-cell office:value-type="string" table:style-name="ce9">
            <text:p>TellTale hatch ope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4">
            <text:p>TellTale FuelLevel</text:p>
          </table:table-cell>
          <table:table-cell office:value-type="string" table:style-name="ce9">
            <text:p>TellTale fuel leve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4">
            <text:p>TellTale CoolantTemperature</text:p>
          </table:table-cell>
          <table:table-cell office:value-type="string" table:style-name="ce9">
            <text:p>TellTale engine coolant temperature TT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4">
            <text:p>TellTale BatteryCharging</text:p>
          </table:table-cell>
          <table:table-cell office:value-type="string" table:style-name="ce9">
            <text:p>TellTale battery charging condi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4">
            <text:p>TellTale EngineOil</text:p>
          </table:table-cell>
          <table:table-cell office:value-type="string" table:style-name="ce9">
            <text:p>TellTale engine oi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4">
            <text:p>TellTale PositionSideLights</text:p>
          </table:table-cell>
          <table:table-cell office:value-type="string" table:style-name="ce9">
            <text:p>TellTale position light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4">
            <text:p>TellTale FrontFogLight</text:p>
          </table:table-cell>
          <table:table-cell office:value-type="string" table:style-name="ce9">
            <text:p>TellTale front fog light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4">
            <text:p>TellTale RearFogLigth</text:p>
          </table:table-cell>
          <table:table-cell office:value-type="string" table:style-name="ce9">
            <text:p>TellTale rear fog light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4">
            <text:p>TellTale ParkHeading</text:p>
          </table:table-cell>
          <table:table-cell office:value-type="string" table:style-name="ce9">
            <text:p>TellTale park heat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4">
            <text:p>TellTale Engine</text:p>
          </table:table-cell>
          <table:table-cell office:value-type="string" table:style-name="ce9">
            <text:p>TellTale engin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4">
            <text:p>TellTale Service</text:p>
          </table:table-cell>
          <table:table-cell office:value-type="string" table:style-name="ce9">
            <text:p>TellTale servic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4">
            <text:p>TellTale TransmissionFluidTemperature</text:p>
          </table:table-cell>
          <table:table-cell office:value-type="string" table:style-name="ce9">
            <text:p>TellTale transmission fluid temperat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4">
            <text:p>TellTale TransmissionFailure</text:p>
          </table:table-cell>
          <table:table-cell office:value-type="string" table:style-name="ce9">
            <text:p>TellTale transmission failure/malfunc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4">
            <text:p>TellTale ABSFailure</text:p>
          </table:table-cell>
          <table:table-cell office:value-type="string" table:style-name="ce9">
            <text:p>TellTale anti-lock brake system fail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4">
            <text:p>TellTale WornBrakeLinings</text:p>
          </table:table-cell>
          <table:table-cell office:value-type="string" table:style-name="ce9">
            <text:p>TellTale worn brake lining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4">
            <text:p>TellTale WasherFluid</text:p>
          </table:table-cell>
          <table:table-cell office:value-type="string" table:style-name="ce9">
            <text:p>TellTale washer fluid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4">
            <text:p>TellTale TireFailure</text:p>
          </table:table-cell>
          <table:table-cell office:value-type="string" table:style-name="ce9">
            <text:p>TellTale tire failure/malfunc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4">
            <text:p>TellTale GeneralFailure</text:p>
          </table:table-cell>
          <table:table-cell office:value-type="string" table:style-name="ce9">
            <text:p>TellTale malfunction/general fail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4">
            <text:p>TellTale EngineOilTemperature</text:p>
          </table:table-cell>
          <table:table-cell office:value-type="string" table:style-name="ce9">
            <text:p>TellTale engine oil temperat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4">
            <text:p>TellTale EngineOilLevel</text:p>
          </table:table-cell>
          <table:table-cell office:value-type="string" table:style-name="ce9">
            <text:p>TellTale engine oil leve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4">
            <text:p>TellTale EngineCoolantLevel</text:p>
          </table:table-cell>
          <table:table-cell office:value-type="string" table:style-name="ce9">
            <text:p>TellTale engine coolant leve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4">
            <text:p>TellTale SteeringFluidLevel</text:p>
          </table:table-cell>
          <table:table-cell office:value-type="string" table:style-name="ce9">
            <text:p>TellTale steering fluid leve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4">
            <text:p>TellTale SteeringFailure</text:p>
          </table:table-cell>
          <table:table-cell office:value-type="string" table:style-name="ce9">
            <text:p>TellTale steering fail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4">
            <text:p>TellTale HeightControl</text:p>
          </table:table-cell>
          <table:table-cell office:value-type="string" table:style-name="ce9">
            <text:p>TellTale height control (leveling)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4">
            <text:p>TellTale Retarder</text:p>
          </table:table-cell>
          <table:table-cell office:value-type="string" table:style-name="ce9">
            <text:p>TellTale retarder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4">
            <text:p>TellTale EmissionSystemFailure</text:p>
          </table:table-cell>
          <table:table-cell office:value-type="string" table:style-name="ce9">
            <text:p>TellTale engine emission system fail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4">
            <text:p>TellTale ESPIndication</text:p>
          </table:table-cell>
          <table:table-cell office:value-type="string" table:style-name="ce9">
            <text:p>TellTale ESP indica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4">
            <text:p>TellTale BrakeLights</text:p>
          </table:table-cell>
          <table:table-cell office:value-type="string" table:style-name="ce9">
            <text:p>TellTale brake light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4">
            <text:p>TellTale Articulation</text:p>
          </table:table-cell>
          <table:table-cell office:value-type="string" table:style-name="ce9">
            <text:p>TellTale articula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4">
            <text:p>TellTale StopRequest</text:p>
          </table:table-cell>
          <table:table-cell office:value-type="string" table:style-name="ce9">
            <text:p>TellTale stop request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4">
            <text:p>TellTale PramRequest</text:p>
          </table:table-cell>
          <table:table-cell office:value-type="string" table:style-name="ce9">
            <text:p>TellTale pram request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4">
            <text:p>TellTale BusStopBrake</text:p>
          </table:table-cell>
          <table:table-cell office:value-type="string" table:style-name="ce9">
            <text:p>TellTale bus stop brak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4">
            <text:p>TellTale AdBlueLevel</text:p>
          </table:table-cell>
          <table:table-cell office:value-type="string" table:style-name="ce9">
            <text:p>TellTale ad blue level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4">
            <text:p>TellTale Raising</text:p>
          </table:table-cell>
          <table:table-cell office:value-type="string" table:style-name="ce9">
            <text:p>TellTale rais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4">
            <text:p>TellTale Lowering</text:p>
          </table:table-cell>
          <table:table-cell office:value-type="string" table:style-name="ce9">
            <text:p>TellTale lower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4">
            <text:p>TellTale Kneeling</text:p>
          </table:table-cell>
          <table:table-cell office:value-type="string" table:style-name="ce9">
            <text:p>TellTale kneelin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4">
            <text:p>TellTale EngineCompartmentTemperature</text:p>
          </table:table-cell>
          <table:table-cell office:value-type="string" table:style-name="ce9">
            <text:p>TellTale engine compartment temperat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4">
            <text:p>TellTale AuxillaryAirPressure</text:p>
          </table:table-cell>
          <table:table-cell office:value-type="string" table:style-name="ce9">
            <text:p>TellTale auxillary air press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4">
            <text:p>TellTale AirFilterClogged</text:p>
          </table:table-cell>
          <table:table-cell office:value-type="string" table:style-name="ce9">
            <text:p>TellTale air filter clogged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21"/>
          <table:table-cell office:value-type="string" table:style-name="ce4">
            <text:p>FMS Tell Tale Statu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table:number-columns-repeated="16366" table:style-name="ce4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1">
            <text:p>TellTale FuelFilterDifferentialPressure</text:p>
          </table:table-cell>
          <table:table-cell office:value-type="string" table:style-name="ce9">
            <text:p>TellTale fuel filter differential pressure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1">
            <text:p>TellTale SeatBelt</text:p>
          </table:table-cell>
          <table:table-cell office:value-type="string" table:style-name="ce9">
            <text:p>TellTale seat belt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1">
            <text:p>TellTale EBS</text:p>
          </table:table-cell>
          <table:table-cell office:value-type="string" table:style-name="ce9">
            <text:p>TellTale EBS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1">
            <text:p>TellTale LaneDepartureIndication</text:p>
          </table:table-cell>
          <table:table-cell office:value-type="string" table:style-name="ce9">
            <text:p>TellTale lane departure indica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1">
            <text:p>TellTale AdvancedEmergencyBrakingSystem</text:p>
          </table:table-cell>
          <table:table-cell office:value-type="string" table:style-name="ce9">
            <text:p>TellTale advanced emergency braking system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1">
            <text:p>TellTale ACC</text:p>
          </table:table-cell>
          <table:table-cell office:value-type="string" table:style-name="ce9">
            <text:p>TellTale ACC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1">
            <text:p>TellTale TrailerConnected</text:p>
          </table:table-cell>
          <table:table-cell office:value-type="string" table:style-name="ce9">
            <text:p>TellTale trailer connected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1">
            <text:p>TellTale ABSTrailer</text:p>
          </table:table-cell>
          <table:table-cell office:value-type="string" table:style-name="ce9">
            <text:p>TellTale ABS trailer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1">
            <text:p>TellTale Airbag</text:p>
          </table:table-cell>
          <table:table-cell office:value-type="string" table:style-name="ce9">
            <text:p>TellTale airbag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1">
            <text:p>TellTale EBSTrailer</text:p>
          </table:table-cell>
          <table:table-cell office:value-type="string" table:style-name="ce9">
            <text:p>TellTale EBS trailer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1">
            <text:p>TellTale TachographIndication</text:p>
          </table:table-cell>
          <table:table-cell office:value-type="string" table:style-name="ce9">
            <text:p>TellTale tachograph indication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1">
            <text:p>TellTale ESCSwitchedOff</text:p>
          </table:table-cell>
          <table:table-cell office:value-type="string" table:style-name="ce9">
            <text:p>TellTale ESC switched off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1">
            <text:p>TellTale LaneDepartureWarningSwitchedOff</text:p>
          </table:table-cell>
          <table:table-cell office:value-type="string" table:style-name="ce9">
            <text:p>TellTale lane departure warning switched off</text:p>
          </table:table-cell>
          <table:table-cell office:value-type="float" office:value="1" table:style-name="ce20">
            <text:p>1</text:p>
          </table:table-cell>
          <table:table-cell table:number-columns-repeated="2" table:style-name="ce4"/>
          <table:table-cell office:value-type="string" table:style-name="ce4">
            <text:p>0=off, 1=red, 2=yellow, 3=info, 7=not available</text:p>
          </table:table-cell>
          <table:table-cell table:style-name="ce3"/>
          <table:table-cell office:value-type="string" table:style-name="ce4">
            <text:p>FMS Tell Tale Stat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string" table:style-name="ce1">
            <text:p>TellTale 1-21</text:p>
          </table:table-cell>
          <table:table-cell office:value-type="string" table:style-name="ce9">
            <text:p>TellTale tell-tale status group 1</text:p>
          </table:table-cell>
          <table:table-cell office:value-type="float" office:value="8" table:style-name="ce2">
            <text:p>8</text:p>
          </table:table-cell>
          <table:table-cell table:style-name="ce4"/>
          <table:table-cell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4">
            <text:p>FMS Tell Tale Status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string" table:style-name="ce1">
            <text:p>TellTale 22-42</text:p>
          </table:table-cell>
          <table:table-cell office:value-type="string" table:style-name="ce9">
            <text:p>TellTale tell-tale status group 2</text:p>
          </table:table-cell>
          <table:table-cell office:value-type="float" office:value="8" table:style-name="ce2">
            <text:p>8</text:p>
          </table:table-cell>
          <table:table-cell table:style-name="ce4"/>
          <table:table-cell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4">
            <text:p>FMS Tell Tale Status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string" table:style-name="ce1">
            <text:p>TellTale 43-60</text:p>
          </table:table-cell>
          <table:table-cell office:value-type="string" table:style-name="ce9">
            <text:p>TellTale tell-tale status group 3</text:p>
          </table:table-cell>
          <table:table-cell office:value-type="float" office:value="8" table:style-name="ce2">
            <text:p>8</text:p>
          </table:table-cell>
          <table:table-cell table:style-name="ce4"/>
          <table:table-cell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4">
            <text:p>FMS Tell Tale Status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string" table:style-name="ce31">
            <text:p>CANBUS Service Brake Air Pressure Circuit #1</text:p>
          </table:table-cell>
          <table:table-cell office:value-type="string" table:style-name="ce9">
            <text:p>CAN service brake air pressure circuit 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8 kPa/Bit</text:p>
          </table:table-cell>
          <table:table-cell table:style-name="ce3"/>
          <table:table-cell office:value-type="string" table:style-name="ce1">
            <text:p>FMS parameter, SPN 10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string" table:style-name="ce31">
            <text:p>CANBUS Service Brake Air Pressure Circuit #2</text:p>
          </table:table-cell>
          <table:table-cell office:value-type="string" table:style-name="ce9">
            <text:p>CAN service brake air pressure circuit 2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8 kPa/Bit</text:p>
          </table:table-cell>
          <table:table-cell table:style-name="ce3"/>
          <table:table-cell office:value-type="string" table:style-name="ce1">
            <text:p>FMS parameter, SPN 10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string" table:style-name="ce31">
            <text:p>CANBUS Aftertreatment 1 diesel Exhaust fluid</text:p>
          </table:table-cell>
          <table:table-cell office:value-type="string" table:style-name="ce9">
            <text:p>CAN aftertreatment 1 diesel exhaust fluid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.4 %/bit</text:p>
          </table:table-cell>
          <table:table-cell table:style-name="ce3"/>
          <table:table-cell office:value-type="string" table:style-name="ce1">
            <text:p>FMS parameter, SPN 17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string" table:style-name="ce31">
            <text:p>CANBUS Gross combination vehicle weight</text:p>
          </table:table-cell>
          <table:table-cell office:value-type="string" table:style-name="ce9">
            <text:p>CAN gross combination vehicle weight</text:p>
          </table:table-cell>
          <table:table-cell office:value-type="float" office:value="2" table:style-name="ce2">
            <text:p>2</text:p>
          </table:table-cell>
          <table:table-cell table:number-columns-repeated="2" table:style-name="ce1"/>
          <table:table-cell office:value-type="string" table:style-name="ce1">
            <text:p>10 kg/bit</text:p>
          </table:table-cell>
          <table:table-cell table:style-name="ce3"/>
          <table:table-cell office:value-type="string" table:style-name="ce1">
            <text:p>FMS parameter, SPN 17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string" table:style-name="ce31">
            <text:p>CANBUS Retarder torque mode</text:p>
          </table:table-cell>
          <table:table-cell office:value-type="string" table:style-name="ce9">
            <text:p>CAN retarder torque mode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16 states/4 bit</text:p>
          </table:table-cell>
          <table:table-cell table:style-name="ce3"/>
          <table:table-cell office:value-type="string" table:style-name="ce1">
            <text:p>FMS parameter, SPN 9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string" table:style-name="ce31">
            <text:p>CANBUS Actual Retarder - Percent Torque</text:p>
          </table:table-cell>
          <table:table-cell office:value-type="string" table:style-name="ce9">
            <text:p>CAN actual retarder percent torque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1 %/bit, -125 % offset</text:p>
          </table:table-cell>
          <table:table-cell table:style-name="ce3"/>
          <table:table-cell office:value-type="string" table:style-name="ce1">
            <text:p>FMS parameter, SPN 5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string" table:style-name="ce31">
            <text:p>CANBUS Retarder Selection, nonengine</text:p>
          </table:table-cell>
          <table:table-cell office:value-type="string" table:style-name="ce9">
            <text:p>CAN retarder selection non engine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.4 %/bit</text:p>
          </table:table-cell>
          <table:table-cell table:style-name="ce3"/>
          <table:table-cell office:value-type="string" table:style-name="ce1">
            <text:p>FMS parameter, SPN 17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string" table:style-name="ce31">
            <text:p>CANBUS Parking Brake Switch</text:p>
          </table:table-cell>
          <table:table-cell office:value-type="string" table:style-name="ce9">
            <text:p>CAN parking brake switch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off, 1=on</text:p>
          </table:table-cell>
          <table:table-cell table:style-name="ce3"/>
          <table:table-cell office:value-type="string" table:style-name="ce1">
            <text:p>FMS parameter, SPN 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363" table:style-name="ce1">
            <text:p>363</text:p>
          </table:table-cell>
          <table:table-cell office:value-type="string" table:style-name="ce31">
            <text:p>CANBUS Status 2 of doors</text:p>
          </table:table-cell>
          <table:table-cell office:value-type="string" table:style-name="ce9">
            <text:p>CAN status 2 of doors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31">
            <text:p>0=all doors disabled, 1=at least 1 door enabled,<text:s/></text:p>
            <text:p>2=error, 3= not available</text:p>
          </table:table-cell>
          <table:table-cell table:style-name="ce3"/>
          <table:table-cell office:value-type="string" table:style-name="ce1">
            <text:p>FMS parameter, SPN 34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364" table:style-name="ce1">
            <text:p>364</text:p>
          </table:table-cell>
          <table:table-cell office:value-type="string" table:style-name="ce31">
            <text:p>CANBUS Ramp/Wheel charlift</text:p>
          </table:table-cell>
          <table:table-cell office:value-type="string" table:style-name="ce9">
            <text:p>CAN ramp wheel charlift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31">
            <text:p>0=inside bus, 1=outside bus,<text:s/></text:p>
            <text:p>2=error, 3=not available</text:p>
          </table:table-cell>
          <table:table-cell table:style-name="ce3"/>
          <table:table-cell office:value-type="string" table:style-name="ce1">
            <text:p>FMS parameter, SPN 18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365" table:style-name="ce1">
            <text:p>365</text:p>
          </table:table-cell>
          <table:table-cell office:value-type="string" table:style-name="ce31">
            <text:p>CANBUS Position of doors</text:p>
          </table:table-cell>
          <table:table-cell office:value-type="string" table:style-name="ce9">
            <text:p>CAN position of doors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31">
            <text:p>0=at least 1 door is open,<text:s/></text:p>
            <text:p>1=closing last door,<text:s/></text:p>
            <text:p>2=all doors closed,<text:s/></text:p>
            <text:p>14=error, 15=not available</text:p>
          </table:table-cell>
          <table:table-cell table:style-name="ce3"/>
          <table:table-cell office:value-type="string" table:style-name="ce1">
            <text:p>FMS parameter, SPN 18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366" table:style-name="ce1">
            <text:p>366</text:p>
          </table:table-cell>
          <table:table-cell office:value-type="string" table:style-name="ce31">
            <text:p>CANBUS Selected gear</text:p>
          </table:table-cell>
          <table:table-cell office:value-type="string" table:style-name="ce9">
            <text:p>CAN selected gear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31">
            <text:p>1 gear value/Bit, -125 offset,<text:s/></text:p>
            <text:p>negative gear are reverse gears, 0=neutral, 251=park</text:p>
          </table:table-cell>
          <table:table-cell table:style-name="ce3"/>
          <table:table-cell office:value-type="string" table:style-name="ce1">
            <text:p>FMS parameter, SPN 5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367" table:style-name="ce1">
            <text:p>367</text:p>
          </table:table-cell>
          <table:table-cell office:value-type="string" table:style-name="ce31">
            <text:p>CANBUS Current gear</text:p>
          </table:table-cell>
          <table:table-cell office:value-type="string" table:style-name="ce9">
            <text:p>CAN current gear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31">
            <text:p>1 gear value/Bit, -125 offset,<text:s/></text:p>
            <text:p>negative gear are reverse gears, 0=neutral, 251=park</text:p>
          </table:table-cell>
          <table:table-cell table:style-name="ce3"/>
          <table:table-cell office:value-type="string" table:style-name="ce1">
            <text:p>FMS parameter, SPN 5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string" table:style-name="ce1">
            <text:p>CANBUS Lock Status Door 1</text:p>
          </table:table-cell>
          <table:table-cell office:value-type="string" table:style-name="ce9">
            <text:p>CAN lock status door 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string" table:style-name="ce1">
            <text:p>CANBUS Open Status Door 1</text:p>
          </table:table-cell>
          <table:table-cell office:value-type="string" table:style-name="ce9">
            <text:p>CAN open status door 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string" table:style-name="ce1">
            <text:p>CANBUS Enable Status Door 1</text:p>
          </table:table-cell>
          <table:table-cell office:value-type="string" table:style-name="ce9">
            <text:p>CAN enable status door 1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string" table:style-name="ce1">
            <text:p>CANBUS Lock Status Door 2</text:p>
          </table:table-cell>
          <table:table-cell office:value-type="string" table:style-name="ce9">
            <text:p>CAN lock status door 2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string" table:style-name="ce1">
            <text:p>CANBUS Open Status Door 2</text:p>
          </table:table-cell>
          <table:table-cell office:value-type="string" table:style-name="ce9">
            <text:p>CAN open status door 2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string" table:style-name="ce1">
            <text:p>CANBUS Enable Status Door 2</text:p>
          </table:table-cell>
          <table:table-cell office:value-type="string" table:style-name="ce9">
            <text:p>CAN enable status door 2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string" table:style-name="ce1">
            <text:p>CANBUS Lock Status Door 3</text:p>
          </table:table-cell>
          <table:table-cell office:value-type="string" table:style-name="ce9">
            <text:p>CAN lock status door 3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string" table:style-name="ce1">
            <text:p>CANBUS Open Status Door 3</text:p>
          </table:table-cell>
          <table:table-cell office:value-type="string" table:style-name="ce9">
            <text:p>CAN open status door 3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1">
            <text:p>CANBUS Enable Status Door 3</text:p>
          </table:table-cell>
          <table:table-cell office:value-type="string" table:style-name="ce9">
            <text:p>CAN enable status door 3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1">
            <text:p>CANBUS Lock Status Door 4</text:p>
          </table:table-cell>
          <table:table-cell office:value-type="string" table:style-name="ce9">
            <text:p>CAN lock status door 4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string" table:style-name="ce1">
            <text:p>CANBUS Open Status Door 4</text:p>
          </table:table-cell>
          <table:table-cell office:value-type="string" table:style-name="ce9">
            <text:p>CAN open status door 4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1">
            <text:p>CANBUS Enable Status Door 4</text:p>
          </table:table-cell>
          <table:table-cell office:value-type="string" table:style-name="ce9">
            <text:p>CAN enable status door 4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string" table:style-name="ce1">
            <text:p>CANBUS Lock Status Door 5</text:p>
          </table:table-cell>
          <table:table-cell office:value-type="string" table:style-name="ce9">
            <text:p>CAN lock status door 5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1">
            <text:p>CANBUS Open Status Door 5</text:p>
          </table:table-cell>
          <table:table-cell office:value-type="string" table:style-name="ce9">
            <text:p>CAN open status door 5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string" table:style-name="ce1">
            <text:p>CANBUS Enable Status Door 5</text:p>
          </table:table-cell>
          <table:table-cell office:value-type="string" table:style-name="ce9">
            <text:p>CAN enable status door 5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string" table:style-name="ce1">
            <text:p>CANBUS Lock Status Door 6</text:p>
          </table:table-cell>
          <table:table-cell office:value-type="string" table:style-name="ce9">
            <text:p>CAN lock status door 6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string" table:style-name="ce1">
            <text:p>CANBUS Open Status Door 6</text:p>
          </table:table-cell>
          <table:table-cell office:value-type="string" table:style-name="ce9">
            <text:p>CAN open status door 6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string" table:style-name="ce1">
            <text:p>CANBUS Enable Status Door 6</text:p>
          </table:table-cell>
          <table:table-cell office:value-type="string" table:style-name="ce9">
            <text:p>CAN enable status door 6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string" table:style-name="ce1">
            <text:p>CANBUS Lock Status Door 7</text:p>
          </table:table-cell>
          <table:table-cell office:value-type="string" table:style-name="ce9">
            <text:p>CAN lock status door 7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1">
            <text:p>CANBUS Open Status Door 7</text:p>
          </table:table-cell>
          <table:table-cell office:value-type="string" table:style-name="ce9">
            <text:p>CAN open status door 7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1">
            <text:p>CANBUS Enable Status Door 7</text:p>
          </table:table-cell>
          <table:table-cell office:value-type="string" table:style-name="ce9">
            <text:p>CAN enable status door 7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1">
            <text:p>CANBUS Lock Status Door 8</text:p>
          </table:table-cell>
          <table:table-cell office:value-type="string" table:style-name="ce9">
            <text:p>CAN lock status door 8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1">
            <text:p>CANBUS Open Status Door 8</text:p>
          </table:table-cell>
          <table:table-cell office:value-type="string" table:style-name="ce9">
            <text:p>CAN open status door 8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1">
            <text:p>CANBUS Enable Status Door 8</text:p>
          </table:table-cell>
          <table:table-cell office:value-type="string" table:style-name="ce9">
            <text:p>CAN enable status door 8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1">
            <text:p>CANBUS Lock Status Door 9</text:p>
          </table:table-cell>
          <table:table-cell office:value-type="string" table:style-name="ce9">
            <text:p>CAN lock status door 9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string" table:style-name="ce1">
            <text:p>CANBUS Open Status Door 9</text:p>
          </table:table-cell>
          <table:table-cell office:value-type="string" table:style-name="ce9">
            <text:p>CAN open status door 9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string" table:style-name="ce1">
            <text:p>CANBUS Enable Status Door 9</text:p>
          </table:table-cell>
          <table:table-cell office:value-type="string" table:style-name="ce9">
            <text:p>CAN enable status door 9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1">
            <text:p>CANBUS Lock Status Door 10</text:p>
          </table:table-cell>
          <table:table-cell office:value-type="string" table:style-name="ce9">
            <text:p>CAN lock status door 1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unlocked, 1=locked, 2=error, 3=not available</text:p>
          </table:table-cell>
          <table:table-cell table:style-name="ce3"/>
          <table:table-cell office:value-type="string" table:style-name="ce1">
            <text:p>FMS parameter, SPN 34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1">
            <text:p>CANBUS Open Status Door 10</text:p>
          </table:table-cell>
          <table:table-cell office:value-type="string" table:style-name="ce9">
            <text:p>CAN open status door 1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closed, 1=open, 2=error, 3=not available</text:p>
          </table:table-cell>
          <table:table-cell table:style-name="ce3"/>
          <table:table-cell office:value-type="string" table:style-name="ce1">
            <text:p>FMS parameter, SPN 3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string" table:style-name="ce1">
            <text:p>CANBUS Enable Status Door 10</text:p>
          </table:table-cell>
          <table:table-cell office:value-type="string" table:style-name="ce9">
            <text:p>CAN enable status door 10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0=disabled, 1=enabled, 2=error, 3=not available</text:p>
          </table:table-cell>
          <table:table-cell table:style-name="ce3"/>
          <table:table-cell office:value-type="string" table:style-name="ce1">
            <text:p>FMS parameter, SPN 3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string" table:style-name="ce1">
            <text:p>CANBUS Door Status 1-10</text:p>
          </table:table-cell>
          <table:table-cell office:value-type="string" table:style-name="ce9">
            <text:p>CAN door status 1-10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1">
            <text:p>Combined FMS parameters SPN 3412-3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string" table:style-name="ce1">
            <text:p>CANBUS Time / Date</text:p>
          </table:table-cell>
          <table:table-cell office:value-type="string" table:style-name="ce9">
            <text:p>CAN time and date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1">
            <text:p>Combined FMS parameters SPN 959-9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1">
            <text:p>CANBUS Alternator Status 1-4</text:p>
          </table:table-cell>
          <table:table-cell office:value-type="string" table:style-name="ce9">
            <text:p>CAN alternator status 1-4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4">
            <text:p>Bit map</text:p>
          </table:table-cell>
          <table:table-cell table:style-name="ce3"/>
          <table:table-cell office:value-type="string" table:style-name="ce1">
            <text:p>Combined FMS parameters SPN 3353-33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1">
            <text:p>CANBUS Air Suspension Control</text:p>
          </table:table-cell>
          <table:table-cell office:value-type="string" table:style-name="ce9">
            <text:p>CAN air suspension contro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Bit map</text:p>
          </table:table-cell>
          <table:table-cell table:style-name="ce3"/>
          <table:table-cell office:value-type="string" table:style-name="ce1">
            <text:p>Combined FMS parameters SPN 1725-17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1">
            <text:p>ECO_braking_value</text:p>
          </table:table-cell>
          <table:table-cell office:value-type="string" table:style-name="ce9">
            <text:p>ECO braking valu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1 m/s^2 / bit gain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1">
            <text:p>ECO_acceleration_value</text:p>
          </table:table-cell>
          <table:table-cell office:value-type="string" table:style-name="ce9">
            <text:p>ECO acceleration valu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1 m/s^2 / bit gain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string" table:style-name="ce1">
            <text:p>ECO_cornering_value</text:p>
          </table:table-cell>
          <table:table-cell office:value-type="string" table:style-name="ce9">
            <text:p>ECO cornering valu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1 m/s^2 / bit gain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string" table:style-name="ce1">
            <text:p>DOUT1 state</text:p>
          </table:table-cell>
          <table:table-cell office:value-type="string" table:style-name="ce9">
            <text:p>DOUT1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 – DOUT ON, 1 – DOUT OFF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string" table:style-name="ce1">
            <text:p>DOUT2 state</text:p>
          </table:table-cell>
          <table:table-cell office:value-type="string" table:style-name="ce9">
            <text:p>DOUT2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 – DOUT ON, 1 – DOUT OFF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string" table:style-name="ce1">
            <text:p>OBD_CAN_fuel_consumption</text:p>
          </table:table-cell>
          <table:table-cell office:value-type="string" table:style-name="ce9">
            <text:p>OBD CAN fuel consumption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1 L / 100km / bit gain</text:p>
          </table:table-cell>
          <table:table-cell office:value-type="string" table:style-name="ce3">
            <text:p>65535 – data not availabl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string" table:style-name="ce1">
            <text:p>OBD_CAN_fuel_used</text:p>
          </table:table-cell>
          <table:table-cell office:value-type="string" table:style-name="ce9">
            <text:p>OBD CAN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01 L / bit gain</text:p>
          </table:table-cell>
          <table:table-cell office:value-type="string" table:style-name="ce3">
            <text:p>65535 – data not availabl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string" table:style-name="ce1">
            <text:p>Custom ignition</text:p>
          </table:table-cell>
          <table:table-cell office:value-type="string" table:style-name="ce9">
            <text:p>Custom igniti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0 – off, 1 – on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string" table:style-name="ce1">
            <text:p>Towing alarm</text:p>
          </table:table-cell>
          <table:table-cell office:value-type="string" table:style-name="ce9">
            <text:p>Towing alarm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31">
            <text:p>0 - no alarm, 1 - towing detected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string" table:style-name="ce1">
            <text:p>reserved</text:p>
          </table:table-cell>
          <table:table-cell table:style-name="ce9"/>
          <table:table-cell office:value-type="float" office:value="1" table:style-name="ce2">
            <text:p>1</text:p>
          </table:table-cell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string" table:style-name="ce1">
            <text:p>reserved</text:p>
          </table:table-cell>
          <table:table-cell table:style-name="ce9"/>
          <table:table-cell office:value-type="float" office:value="1" table:style-name="ce2">
            <text:p>1</text:p>
          </table:table-cell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string" table:style-name="ce1">
            <text:p>reserved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string" table:style-name="ce1">
            <text:p>UMTS enabled</text:p>
          </table:table-cell>
          <table:table-cell office:value-type="string" table:style-name="ce9">
            <text:p>UMTS enabl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0 – disabled, 1 – enabl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string" table:style-name="ce1">
            <text:p>GNSS Antenna</text:p>
          </table:table-cell>
          <table:table-cell office:value-type="string" table:style-name="ce9">
            <text:p>GNSS Antenna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0 – disabled, 1 – enabl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string" table:style-name="ce1">
            <text:p>reserved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string" table:style-name="ce1">
            <text:p>reserved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string" table:style-name="ce1">
            <text:p>GPRS_Status</text:p>
          </table:table-cell>
          <table:table-cell office:value-type="string" table:style-name="ce1">
            <text:p>GPRS Statu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7">
          <table:table-cell office:value-type="float" office:value="419" table:style-name="ce1">
            <text:p>419</text:p>
          </table:table-cell>
          <table:table-cell office:value-type="string" table:style-name="ce1">
            <text:p>GPS_altitude</text:p>
          </table:table-cell>
          <table:table-cell office:value-type="string" table:style-name="ce1">
            <text:p>GPS altitude</text:p>
          </table:table-cell>
          <table:table-cell office:value-type="float" office:value="2" table:style-name="ce2">
            <text:p>2</text:p>
          </table:table-cell>
          <table:table-cell office:value-type="float" office:value="-32768" table:style-name="ce38">
            <text:p>-32768</text:p>
          </table:table-cell>
          <table:table-cell office:value-type="float" office:value="32768" table:style-name="ce38">
            <text:p>32768</text:p>
          </table:table-cell>
          <table:table-cell office:value-type="string" table:style-name="ce38">
            <text:p>1 m/bit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string" table:style-name="ce1">
            <text:p>ME_SOUND_TYPE<text:s text:c="11"/></text:p>
          </table:table-cell>
          <table:table-cell office:value-type="string" table:style-name="ce9">
            <text:p>ME sound typ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string" table:style-name="ce1">
            <text:p>ME_DUSK_TIME<text:s text:c="12"/></text:p>
          </table:table-cell>
          <table:table-cell office:value-type="string" table:style-name="ce9">
            <text:p>ME dusk time indicato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string" table:style-name="ce1">
            <text:p>ME_NIGHT_TIME<text:s text:c="11"/></text:p>
          </table:table-cell>
          <table:table-cell office:value-type="string" table:style-name="ce9">
            <text:p>ME night time indicato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string" table:style-name="ce1">
            <text:p>ME_ZERO_SPEED<text:s text:c="11"/></text:p>
          </table:table-cell>
          <table:table-cell office:value-type="string" table:style-name="ce9">
            <text:p>ME zero 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string" table:style-name="ce1">
            <text:p>ME_HEADWAY_VALID<text:s text:c="8"/></text:p>
          </table:table-cell>
          <table:table-cell office:value-type="string" table:style-name="ce9">
            <text:p>ME headway vali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string" table:style-name="ce1">
            <text:p>ME_HEADWAY_MEAS<text:s text:c="9"/></text:p>
          </table:table-cell>
          <table:table-cell office:value-type="string" table:style-name="ce9">
            <text:p>ME headway measuremen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string" table:style-name="ce1">
            <text:p>ME_ERROR_VALID<text:s text:c="10"/></text:p>
          </table:table-cell>
          <table:table-cell office:value-type="string" table:style-name="ce9">
            <text:p>ME error vali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string" table:style-name="ce1">
            <text:p>ME_ERROR_CODE<text:s text:c="11"/></text:p>
          </table:table-cell>
          <table:table-cell office:value-type="string" table:style-name="ce9">
            <text:p>ME error cod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string" table:style-name="ce1">
            <text:p>ME_LDW_OFF<text:s text:c="14"/></text:p>
          </table:table-cell>
          <table:table-cell office:value-type="string" table:style-name="ce9">
            <text:p>ME LDW off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string" table:style-name="ce1">
            <text:p>ME_LEFT_LDW_ON<text:s text:c="10"/></text:p>
          </table:table-cell>
          <table:table-cell office:value-type="string" table:style-name="ce9">
            <text:p>ME left LDW 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string" table:style-name="ce1">
            <text:p>ME_RIGHT_LDW_ON<text:s text:c="9"/></text:p>
          </table:table-cell>
          <table:table-cell office:value-type="string" table:style-name="ce9">
            <text:p>ME right LDW 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string" table:style-name="ce1">
            <text:p>ME_FCW_ON<text:s text:c="15"/></text:p>
          </table:table-cell>
          <table:table-cell office:value-type="string" table:style-name="ce9">
            <text:p>ME forward collision warning 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string" table:style-name="ce1">
            <text:p>ME_MAINTENANCE<text:s text:c="10"/></text:p>
          </table:table-cell>
          <table:table-cell office:value-type="string" table:style-name="ce9">
            <text:p>ME maitenanc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string" table:style-name="ce1">
            <text:p>ME_FAILSAFE<text:s text:c="13"/></text:p>
          </table:table-cell>
          <table:table-cell office:value-type="string" table:style-name="ce9">
            <text:p>ME failsaf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string" table:style-name="ce1">
            <text:p>ME_PEDS_FCW<text:s text:c="13"/></text:p>
          </table:table-cell>
          <table:table-cell office:value-type="string" table:style-name="ce9">
            <text:p>ME pedestrians forward collision warnin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string" table:style-name="ce1">
            <text:p>ME_PEDS_DZ<text:s text:c="14"/></text:p>
          </table:table-cell>
          <table:table-cell office:value-type="string" table:style-name="ce9">
            <text:p>ME pedestrians in danger zon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string" table:style-name="ce1">
            <text:p>ME_TAMPER_ALERT<text:s text:c="9"/></text:p>
          </table:table-cell>
          <table:table-cell office:value-type="string" table:style-name="ce9">
            <text:p>ME tamper alert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string" table:style-name="ce1">
            <text:p>ME_TSR_ENABLED<text:s text:c="10"/></text:p>
          </table:table-cell>
          <table:table-cell office:value-type="string" table:style-name="ce9">
            <text:p>ME TSR enabl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string" table:style-name="ce1">
            <text:p>ME_TSR_WARNING_LEVEL<text:s text:c="4"/></text:p>
          </table:table-cell>
          <table:table-cell office:value-type="string" table:style-name="ce9">
            <text:p>ME TSR warning leve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string" table:style-name="ce1">
            <text:p>ME_HEADWAY_WARNING_LEVEL</text:p>
          </table:table-cell>
          <table:table-cell office:value-type="string" table:style-name="ce9">
            <text:p>ME headway warning leve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string" table:style-name="ce1">
            <text:p>ME_HW_REPEAT_ENABLED<text:s text:c="4"/></text:p>
          </table:table-cell>
          <table:table-cell office:value-type="string" table:style-name="ce9">
            <text:p>ME headway warning repeat enabl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<text:s text:c="3"/></text:p>
          </table:table-cell>
          <table:table-cell office:value-type="string" table:style-name="ce1">
            <text:p><text:s text:c="24"/>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string" table:style-name="ce1">
            <text:p>ME_BRAKES<text:s text:c="15"/></text:p>
          </table:table-cell>
          <table:table-cell office:value-type="string" table:style-name="ce9">
            <text:p>ME brake signa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string" table:style-name="ce1">
            <text:p>ME_LEFT_SIGNAL<text:s text:c="10"/></text:p>
          </table:table-cell>
          <table:table-cell office:value-type="string" table:style-name="ce9">
            <text:p>ME left signa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string" table:style-name="ce1">
            <text:p>ME_RIGHT_SIGNAL<text:s text:c="9"/></text:p>
          </table:table-cell>
          <table:table-cell office:value-type="string" table:style-name="ce9">
            <text:p>ME right signal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string" table:style-name="ce1">
            <text:p>ME_WIPERS<text:s text:c="15"/></text:p>
          </table:table-cell>
          <table:table-cell office:value-type="string" table:style-name="ce9">
            <text:p>ME wipers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string" table:style-name="ce1">
            <text:p>ME_LOW_BEAM<text:s text:c="13"/></text:p>
          </table:table-cell>
          <table:table-cell office:value-type="string" table:style-name="ce9">
            <text:p>ME low beam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string" table:style-name="ce1">
            <text:p>ME_HIGH_BEAM<text:s text:c="12"/></text:p>
          </table:table-cell>
          <table:table-cell office:value-type="string" table:style-name="ce9">
            <text:p>ME high beam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string" table:style-name="ce1">
            <text:p>ME_WIPERS_AVAILABLE<text:s text:c="5"/></text:p>
          </table:table-cell>
          <table:table-cell office:value-type="string" table:style-name="ce9">
            <text:p>ME wipers availab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string" table:style-name="ce1">
            <text:p>ME_LOW_BEAM_AVAILABLE<text:s text:c="3"/></text:p>
          </table:table-cell>
          <table:table-cell office:value-type="string" table:style-name="ce9">
            <text:p>ME low beam availab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string" table:style-name="ce1">
            <text:p>ME_HIGH_BEAM_AVAILABLE<text:s text:c="2"/></text:p>
          </table:table-cell>
          <table:table-cell office:value-type="string" table:style-name="ce9">
            <text:p>ME high beam availab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string" table:style-name="ce1">
            <text:p>ME_SPEED_AVAILABLE<text:s text:c="6"/></text:p>
          </table:table-cell>
          <table:table-cell office:value-type="string" table:style-name="ce9">
            <text:p>ME speed availabl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string" table:style-name="ce1">
            <text:p>ME_SPEED<text:s text:c="16"/></text:p>
          </table:table-cell>
          <table:table-cell office:value-type="string" table:style-name="ce9">
            <text:p>ME speed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<text:s text:c="3"/></text:p>
          </table:table-cell>
          <table:table-cell office:value-type="string" table:style-name="ce1">
            <text:p><text:s text:c="24"/>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string" table:style-name="ce1">
            <text:p>ME_TSR_MSG<text:s text:c="14"/></text:p>
          </table:table-cell>
          <table:table-cell office:value-type="string" table:style-name="ce9">
            <text:p>ME TSR message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84467E+19" table:style-name="ce35">
            <text:p>1.84E+19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<text:s text:c="3"/></text:p>
          </table:table-cell>
          <table:table-cell office:value-type="string" table:style-name="ce1">
            <text:p><text:s text:c="24"/></text:p>
          </table:table-cell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string" table:style-name="ce1">
            <text:p>ME_SIGN_TYPE<text:s text:c="12"/></text:p>
          </table:table-cell>
          <table:table-cell office:value-type="string" table:style-name="ce9">
            <text:p>ME sign type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.84467E+19" table:style-name="ce35">
            <text:p>1.84E+19</text:p>
          </table:table-cell>
          <table:table-cell table:style-name="ce1"/>
          <table:table-cell table:style-name="ce3"/>
          <table:table-cell office:value-type="string" table:style-name="ce1">
            <text:p>Mobileye val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table:number-columns-repeated="2" table:style-name="ce1"/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string" table:style-name="ce32">
            <text:p>Spr Spreader Mode</text:p>
          </table:table-cell>
          <table:table-cell office:value-type="string" table:style-name="ce9">
            <text:p>Spreader Mod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string" table:style-name="ce3">
            <text:p>250 – 25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491" table:style-name="ce2">
            <text:p>491</text:p>
          </table:table-cell>
          <table:table-cell office:value-type="string" table:style-name="ce32">
            <text:p>Spr Spreader Adjustment of Simulation-driving Speed</text:p>
          </table:table-cell>
          <table:table-cell office:value-type="string" table:style-name="ce9">
            <text:p>Spreader Adjustment of Simulation-driving Spe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5" table:style-name="ce1">
            <text:p>64255</text:p>
          </table:table-cell>
          <table:table-cell office:value-type="string" table:style-name="ce1">
            <text:p>1/256 kph/bit (1 kph/bit for upper bit)</text:p>
          </table:table-cell>
          <table:table-cell office:value-type="string" table:style-name="ce3">
            <text:p>64255 – 6553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2" table:style-name="ce2">
            <text:p>492</text:p>
          </table:table-cell>
          <table:table-cell office:value-type="string" table:style-name="ce32">
            <text:p>Spr Spreader Spreading Width</text:p>
          </table:table-cell>
          <table:table-cell office:value-type="string" table:style-name="ce9">
            <text:p>Spreader Spreading Width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5" table:style-name="ce1">
            <text:p>64255</text:p>
          </table:table-cell>
          <table:table-cell office:value-type="string" table:style-name="ce1">
            <text:p>0,125 m/bit</text:p>
          </table:table-cell>
          <table:table-cell office:value-type="string" table:style-name="ce3">
            <text:p>64255 – 6553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493" table:style-name="ce2">
            <text:p>493</text:p>
          </table:table-cell>
          <table:table-cell office:value-type="string" table:style-name="ce32">
            <text:p>Spr Spreading <text:s/>Solid Material <text:s/>Dosage from Reservoir 1</text:p>
          </table:table-cell>
          <table:table-cell office:value-type="string" table:style-name="ce9">
            <text:p>Spreader Spreading Solid Material Dosage from Reservoir 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0" table:style-name="ce1">
            <text:p>64250</text:p>
          </table:table-cell>
          <table:table-cell office:value-type="string" table:style-name="ce1">
            <text:p>0,03125 g/m2</text:p>
          </table:table-cell>
          <table:table-cell office:value-type="string" table:style-name="ce3">
            <text:p>64250 – 6553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4" table:style-name="ce2">
            <text:p>494</text:p>
          </table:table-cell>
          <table:table-cell office:value-type="string" table:style-name="ce32">
            <text:p>Spr Spreading Brine Dosage</text:p>
          </table:table-cell>
          <table:table-cell office:value-type="string" table:style-name="ce9">
            <text:p>Spreader Spreading Brine Dosag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250" table:style-name="ce1">
            <text:p>64250</text:p>
          </table:table-cell>
          <table:table-cell office:value-type="string" table:style-name="ce1">
            <text:p>0,03125 g/m2</text:p>
          </table:table-cell>
          <table:table-cell office:value-type="string" table:style-name="ce3">
            <text:p>64250 – 6553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5" table:style-name="ce2">
            <text:p>495</text:p>
          </table:table-cell>
          <table:table-cell office:value-type="string" table:style-name="ce32">
            <text:p>Spr Spreader Maximum-button</text:p>
          </table:table-cell>
          <table:table-cell office:value-type="string" table:style-name="ce9">
            <text:p>Spreader Maximum-butt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0x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string" table:style-name="ce32">
            <text:p>Spr Spread <text:s/>Solid Material <text:s/>from Reservoir 1</text:p>
          </table:table-cell>
          <table:table-cell office:value-type="string" table:style-name="ce9">
            <text:p>Spreader Spread Solid Material from Reservoir 1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216" table:style-name="ce1">
            <text:p>4211081216</text:p>
          </table:table-cell>
          <table:table-cell office:value-type="string" table:style-name="ce1">
            <text:p>0,5 kg/bit</text:p>
          </table:table-cell>
          <table:table-cell office:value-type="string" table:style-name="ce3">
            <text:p>4211081216 – 429496729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7" table:style-name="ce2">
            <text:p>497</text:p>
          </table:table-cell>
          <table:table-cell office:value-type="string" table:style-name="ce32">
            <text:p>Spr Spread <text:s/>Brine Material</text:p>
          </table:table-cell>
          <table:table-cell office:value-type="string" table:style-name="ce9">
            <text:p>Spreader Spread Brine Material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216" table:style-name="ce1">
            <text:p>4211081216</text:p>
          </table:table-cell>
          <table:table-cell office:value-type="string" table:style-name="ce1">
            <text:p>0,5 l/bit</text:p>
          </table:table-cell>
          <table:table-cell office:value-type="string" table:style-name="ce3">
            <text:p>4211081216 – 429496729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8" table:style-name="ce2">
            <text:p>498</text:p>
          </table:table-cell>
          <table:table-cell office:value-type="string" table:style-name="ce32">
            <text:p>Spr Driven Length while Spreading</text:p>
          </table:table-cell>
          <table:table-cell office:value-type="string" table:style-name="ce9">
            <text:p>Spreader Driven Length while Spreading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215" table:style-name="ce1">
            <text:p>4211081215</text:p>
          </table:table-cell>
          <table:table-cell office:value-type="string" table:style-name="ce1">
            <text:p>0,001 m/bit</text:p>
          </table:table-cell>
          <table:table-cell office:value-type="string" table:style-name="ce1">
            <text:p>4211081215 – 429496729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string" table:style-name="ce32">
            <text:p>Spr Driven Hours while Spreading</text:p>
          </table:table-cell>
          <table:table-cell office:value-type="string" table:style-name="ce9">
            <text:p>Spreader Driven Hours while Spreading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1108135" table:style-name="ce1">
            <text:p>421108135</text:p>
          </table:table-cell>
          <table:table-cell office:value-type="string" table:style-name="ce1">
            <text:p>0,05 h/bit</text:p>
          </table:table-cell>
          <table:table-cell office:value-type="string" table:style-name="ce3">
            <text:p>421108135 – 429496729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0" table:style-name="ce2">
            <text:p>500</text:p>
          </table:table-cell>
          <table:table-cell office:value-type="string" table:style-name="ce32">
            <text:p>Spr Error Code</text:p>
          </table:table-cell>
          <table:table-cell office:value-type="string" table:style-name="ce9">
            <text:p>Spreader Error Code</text:p>
          </table:table-cell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string" table:style-name="ce1">
            <text:p>bitmap (each bit for appropriate error)</text:p>
          </table:table-cell>
          <table:table-cell office:value-type="string" table:style-name="ce3">
            <text:p>0xFFFFFF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1" table:style-name="ce2">
            <text:p>501</text:p>
          </table:table-cell>
          <table:table-cell office:value-type="string" table:style-name="ce32">
            <text:p>Spr Solid Material1</text:p>
          </table:table-cell>
          <table:table-cell office:value-type="string" table:style-name="ce9">
            <text:p>Spreader Sol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Sol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string" table:style-name="ce32">
            <text:p>Spr Solid Material2</text:p>
          </table:table-cell>
          <table:table-cell office:value-type="string" table:style-name="ce9">
            <text:p>Spreader Sol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Sol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3" table:style-name="ce2">
            <text:p>503</text:p>
          </table:table-cell>
          <table:table-cell office:value-type="string" table:style-name="ce1">
            <text:p>Spr Solid Material3</text:p>
          </table:table-cell>
          <table:table-cell office:value-type="string" table:style-name="ce9">
            <text:p>Spreader Sol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Sol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4" table:style-name="ce2">
            <text:p>504</text:p>
          </table:table-cell>
          <table:table-cell office:value-type="string" table:style-name="ce1">
            <text:p>Spr Liquid Material1</text:p>
          </table:table-cell>
          <table:table-cell office:value-type="string" table:style-name="ce9">
            <text:p>Spreader Liqu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Liqu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string" table:style-name="ce1">
            <text:p>Spr Liquid Material2</text:p>
          </table:table-cell>
          <table:table-cell office:value-type="string" table:style-name="ce9">
            <text:p>Spreader Liqu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Liqu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6" table:style-name="ce2">
            <text:p>506</text:p>
          </table:table-cell>
          <table:table-cell office:value-type="string" table:style-name="ce1">
            <text:p>Spr Liquid Material3</text:p>
          </table:table-cell>
          <table:table-cell office:value-type="string" table:style-name="ce9">
            <text:p>Spreader Liquid Material</text:p>
          </table:table-cell>
          <table:table-cell office:value-type="float" office:value="8" table:style-name="ce2">
            <text:p>8</text:p>
          </table:table-cell>
          <table:table-cell table:number-columns-repeated="2" table:style-name="ce1"/>
          <table:table-cell office:value-type="string" table:style-name="ce1">
            <text:p>Liquid Material title</text:p>
          </table:table-cell>
          <table:table-cell office:value-type="string" table:style-name="ce3">
            <text:p>0xFFFFFFFF (just ASCII allowed)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7" table:style-name="ce2">
            <text:p>507</text:p>
          </table:table-cell>
          <table:table-cell office:value-type="string" table:style-name="ce1">
            <text:p>Frequency_Input_1</text:p>
          </table:table-cell>
          <table:table-cell office:value-type="string" table:style-name="ce9">
            <text:p>Frequency input 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1 Hz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string" table:style-name="ce1">
            <text:p>Frequency_Input_2</text:p>
          </table:table-cell>
          <table:table-cell office:value-type="string" table:style-name="ce9">
            <text:p>Frequency input 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1 Hz</text:p>
          </table:table-cell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09" table:style-name="ce2">
            <text:p>509</text:p>
          </table:table-cell>
          <table:table-cell office:value-type="string" table:style-name="ce1">
            <text:p>TK_Touchprint_in1</text:p>
          </table:table-cell>
          <table:table-cell office:value-type="string" table:style-name="ce9">
            <text:p>TK Touchprint input 1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10" table:style-name="ce2">
            <text:p>510</text:p>
          </table:table-cell>
          <table:table-cell office:value-type="string" table:style-name="ce33">
            <text:p>TK_Touchprint_in2</text:p>
          </table:table-cell>
          <table:table-cell office:value-type="string" table:style-name="ce9">
            <text:p>TK Touchprint input 2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11" table:style-name="ce2">
            <text:p>511</text:p>
          </table:table-cell>
          <table:table-cell office:value-type="string" table:style-name="ce33">
            <text:p>TK_Touchprint_in3</text:p>
          </table:table-cell>
          <table:table-cell office:value-type="string" table:style-name="ce9">
            <text:p>TK Touchprint input 3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12" table:style-name="ce2">
            <text:p>512</text:p>
          </table:table-cell>
          <table:table-cell office:value-type="string" table:style-name="ce33">
            <text:p>TK_Touchprint_in4</text:p>
          </table:table-cell>
          <table:table-cell office:value-type="string" table:style-name="ce9">
            <text:p>TK Touchprint input 4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13" table:style-name="ce2">
            <text:p>513</text:p>
          </table:table-cell>
          <table:table-cell office:value-type="string" table:style-name="ce33">
            <text:p>TK_Touchprint_in5</text:p>
          </table:table-cell>
          <table:table-cell office:value-type="string" table:style-name="ce9">
            <text:p>TK Touchprint input 5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6">
          <table:table-cell office:value-type="float" office:value="514" table:style-name="ce2">
            <text:p>514</text:p>
          </table:table-cell>
          <table:table-cell office:value-type="string" table:style-name="ce33">
            <text:p>TK_Touchprint_in6</text:p>
          </table:table-cell>
          <table:table-cell office:value-type="string" table:style-name="ce9">
            <text:p>TK Touchprint input 6</text:p>
          </table:table-cell>
          <table:table-cell office:value-type="float" office:value="2" table:style-name="ce2">
            <text:p>2</text:p>
          </table:table-cell>
          <table:table-cell office:value-type="float" office:value="-32751" table:style-name="ce1">
            <text:p>-32751</text:p>
          </table:table-cell>
          <table:table-cell office:value-type="float" office:value="32767" table:style-name="ce1">
            <text:p>32767</text:p>
          </table:table-cell>
          <table:table-cell office:value-type="string" table:style-name="ce1">
            <text:p>0,1 °F / Bit gain</text:p>
          </table:table-cell>
          <table:table-cell office:value-type="string" table:style-name="ce37">
            <text:p>0x8000 – probe error,<text:s/></text:p>
            <text:p>0x8001 – ADC driver is not ready yet,<text:s/></text:p>
            <text:p>0x8002 – data not available</text:p>
          </table:table-cell>
          <table:table-cell office:value-type="string" table:style-name="ce1">
            <text:p>input can be configured as probe or swit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15" table:style-name="ce2">
            <text:p>515</text:p>
          </table:table-cell>
          <table:table-cell office:value-type="string" table:style-name="ce33">
            <text:p>CANBUS_battery_power</text:p>
          </table:table-cell>
          <table:table-cell office:value-type="string" table:style-name="ce9">
            <text:p>CAN battery power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0,5 % / Bit gain</text:p>
          </table:table-cell>
          <table:table-cell office:value-type="string" table:style-name="ce3">
            <text:p>0x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16" table:style-name="ce2">
            <text:p>516</text:p>
          </table:table-cell>
          <table:table-cell office:value-type="string" table:style-name="ce33">
            <text:p>CANBUS_recharge_distance</text:p>
          </table:table-cell>
          <table:table-cell office:value-type="string" table:style-name="ce9">
            <text:p>CAN distance until recharg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km / Bit gain</text:p>
          </table:table-cell>
          <table:table-cell office:value-type="string" table:style-name="ce3">
            <text:p>0xFF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string" table:style-name="ce33">
            <text:p>CANBUS_battery_charging</text:p>
          </table:table-cell>
          <table:table-cell office:value-type="string" table:style-name="ce9">
            <text:p>CAN battery charge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string" table:style-name="ce3">
            <text:p>0x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518" table:style-name="ce2">
            <text:p>518</text:p>
          </table:table-cell>
          <table:table-cell office:value-type="string" table:style-name="ce33">
            <text:p>CANBUS_LCV_doors</text:p>
          </table:table-cell>
          <table:table-cell office:value-type="string" table:style-name="ce9">
            <text:p>CAN LCV doors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bitmap (each bit for appropriate door)</text:p>
          </table:table-cell>
          <table:table-cell office:value-type="string" table:style-name="ce3">
            <text:p>0xFF</text:p>
          </table:table-cell>
          <table:table-cell office:value-type="string" table:style-name="ce31">
            <text:p>0b -&gt; Front Left; 1b -&gt; Front Right; 2b -&gt; Back Left;<text:s/></text:p>
            <text:p>3b -&gt; Back Right; 5b -&gt; Trunk; 6b -&gt; Bonnet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table:style-name="ce2"/>
          <table:table-cell table:style-name="ce1"/>
          <table:table-cell table:style-name="ce9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string" table:style-name="ce1">
            <text:p>CANbus Fuel level (mililiters)</text:p>
          </table:table-cell>
          <table:table-cell office:value-type="string" table:style-name="ce9">
            <text:p>CAN fuel level milliliters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94967294" table:style-name="ce1">
            <text:p>4294967294</text:p>
          </table:table-cell>
          <table:table-cell office:value-type="string" table:style-name="ce1">
            <text:p>1 ml/bit</text:p>
          </table:table-cell>
          <table:table-cell office:value-type="string" table:style-name="ce3">
            <text:p>0xFFFFFFF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string" table:style-name="ce1">
            <text:p>TCO Tacho Time</text:p>
          </table:table-cell>
          <table:table-cell table:style-name="ce9"/>
          <table:table-cell office:value-type="float" office:value="4" table:style-name="ce2">
            <text:p>4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string" table:style-name="ce1">
            <text:p>TCO_CAN Tacho Time</text:p>
          </table:table-cell>
          <table:table-cell table:style-name="ce9"/>
          <table:table-cell office:value-type="float" office:value="4" table:style-name="ce2">
            <text:p>4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8">
          <table:table-cell office:value-type="float" office:value="533" table:style-name="ce1">
            <text:p>533</text:p>
          </table:table-cell>
          <table:table-cell office:value-type="string" table:style-name="ce1">
            <text:p>AlcoSensor_state</text:p>
          </table:table-cell>
          <table:table-cell office:value-type="string" table:style-name="ce9">
            <text:p>Alcohol Sensor state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31">
            <text:p>0 – Not available</text:p>
            <text:p>1 – Power ON</text:p>
            <text:p>2 – Start blowing</text:p>
            <text:p>3 – Above display range</text:p>
            <text:p>4 – Above alcohol limit</text:p>
            <text:p>5 – Below alcohol limit</text:p>
            <text:p>6 – Error for blowing flow</text:p>
            <text:p>7 – Error for outdoor temperature</text:p>
            <text:p>8 – Error in sucking test</text:p>
            <text:p>9 – Error in breath temperat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string" table:style-name="ce1">
            <text:p>AlcoSensor_test_value</text:p>
          </table:table-cell>
          <table:table-cell office:value-type="string" table:style-name="ce9">
            <text:p>Alcohol Sensor test valu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0,001 g/l / bit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string" table:style-name="ce1">
            <text:p>FM-Plug4_panic_button</text:p>
          </table:table-cell>
          <table:table-cell office:value-type="string" table:style-name="ce9">
            <text:p>FM-Plug4 panic butto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table:number-columns-repeated="16366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string" table:style-name="ce1">
            <text:p>iButton_passenger_ID</text:p>
          </table:table-cell>
          <table:table-cell office:value-type="string" table:style-name="ce9">
            <text:p>iButton passenger ID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table:number-columns-repeated="2" table:style-name="ce1"/>
          <table:table-cell office:value-type="string" table:style-name="ce1">
            <text:p>iButton unique I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string" table:style-name="ce1">
            <text:p>ECO_fuel_used_while_idling</text:p>
          </table:table-cell>
          <table:table-cell office:value-type="string" table:style-name="ce1">
            <text:p>ECO fuel used while idling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string" table:style-name="ce1">
            <text:p>ECO_free_rolling_distance</text:p>
          </table:table-cell>
          <table:table-cell office:value-type="string" table:style-name="ce1">
            <text:p>ECO free rolling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string" table:style-name="ce1">
            <text:p>ECO_engine_overloaded_distance</text:p>
          </table:table-cell>
          <table:table-cell office:value-type="string" table:style-name="ce1">
            <text:p>ECO engine overloaded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string" table:style-name="ce1">
            <text:p>ECO_engine_overloaded_fuel_used</text:p>
          </table:table-cell>
          <table:table-cell office:value-type="string" table:style-name="ce1">
            <text:p>ECO engine overloaded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string" table:style-name="ce1">
            <text:p>ECO_overspeeding_distance</text:p>
          </table:table-cell>
          <table:table-cell office:value-type="string" table:style-name="ce1">
            <text:p>ECO overspeeding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string" table:style-name="ce1">
            <text:p>ECO_overspeeding_fuel_used</text:p>
          </table:table-cell>
          <table:table-cell office:value-type="string" table:style-name="ce1">
            <text:p>ECO overspeeding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3">
          <table:table-cell office:value-type="float" office:value="546" table:style-name="ce1">
            <text:p>546</text:p>
          </table:table-cell>
          <table:table-cell office:value-type="string" table:style-name="ce1">
            <text:p>ECO_cruise_control_on_distance</text:p>
          </table:table-cell>
          <table:table-cell office:value-type="string" table:style-name="ce1">
            <text:p>ECO cruise control on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office:value-type="string" table:style-name="ce31">
            <text:p>Fuel used, when CC could be turned on (4B),<text:s/></text:p>
            <text:p>Fuel used, when CC was turned on, when it could be turned on (4B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string" table:style-name="ce1">
            <text:p>ECO_cruise_control_on_fuel_used</text:p>
          </table:table-cell>
          <table:table-cell office:value-type="string" table:style-name="ce1">
            <text:p>ECO cruise control on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string" table:style-name="ce1">
            <text:p>ECO_highest_gear_distance</text:p>
          </table:table-cell>
          <table:table-cell office:value-type="string" table:style-name="ce1">
            <text:p>ECO highest gear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string" table:style-name="ce1">
            <text:p>ECO_highest_gear_fuel_used</text:p>
          </table:table-cell>
          <table:table-cell office:value-type="string" table:style-name="ce1">
            <text:p>ECO highest gear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string" table:style-name="ce1">
            <text:p>ECO_rpm_range1_distance</text:p>
          </table:table-cell>
          <table:table-cell office:value-type="string" table:style-name="ce1">
            <text:p>ECO RPM range1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string" table:style-name="ce1">
            <text:p>ECO_rpm_range1_fuel_used</text:p>
          </table:table-cell>
          <table:table-cell office:value-type="string" table:style-name="ce1">
            <text:p>ECO RPM range1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string" table:style-name="ce1">
            <text:p>ECO_rpm_range2_distance</text:p>
          </table:table-cell>
          <table:table-cell office:value-type="string" table:style-name="ce1">
            <text:p>ECO RPM range2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string" table:style-name="ce1">
            <text:p>ECO_rpm_range2_fuel_used</text:p>
          </table:table-cell>
          <table:table-cell office:value-type="string" table:style-name="ce1">
            <text:p>ECO RPM range2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string" table:style-name="ce1">
            <text:p>ECO_rpm_range3_distance</text:p>
          </table:table-cell>
          <table:table-cell office:value-type="string" table:style-name="ce1">
            <text:p>ECO RPM range3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string" table:style-name="ce1">
            <text:p>ECO_rpm_range3_fuel_used</text:p>
          </table:table-cell>
          <table:table-cell office:value-type="string" table:style-name="ce1">
            <text:p>ECO RPM range3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string" table:style-name="ce1">
            <text:p>ECO_rpm_range4_distance</text:p>
          </table:table-cell>
          <table:table-cell office:value-type="string" table:style-name="ce1">
            <text:p>ECO RPM range4 distance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5 m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string" table:style-name="ce1">
            <text:p>ECO_rpm_range4_fuel_used</text:p>
          </table:table-cell>
          <table:table-cell office:value-type="string" table:style-name="ce1">
            <text:p>ECO RPM range4 fuel used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office:value-type="string" table:style-name="ce1">
            <text:p>1 ml/bit</text:p>
          </table:table-cell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8" table:style-name="ce1">
            <text:p>558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59" table:style-name="ce1">
            <text:p>559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3"/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string" table:style-name="ce1">
            <text:p>GSM_trouble_codes</text:p>
          </table:table-cell>
          <table:table-cell office:value-type="string" table:style-name="ce1">
            <text:p>GSM_trouble_codes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5535" table:style-name="ce1">
            <text:p>65535</text:p>
          </table:table-cell>
          <table:table-cell table:style-name="ce1"/>
          <table:table-cell table:style-name="ce3"/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6"/>
        </table:table-row>
        <table:table-row table:number-rows-repeated="1047948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1:Sheet1.R62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2" svg:font-family="Arial2"/>
    <style:font-face style:name="Times New Roman" svg:font-family="&quot;Times New Roman&quot;"/>
    <style:font-face style:name="Arial11" svg:font-family="Arial11"/>
    <style:font-face style:name="Arial" svg:font-family="Arial"/>
    <style:font-face style:name="Soho Gothic Pro" svg:font-family="&quot;Soho Gothic Pro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percentage-style style:name="N36">
      <number:number number:decimal-places="2" number:min-integer-digits="1"/>
      <number:text> %</number:text>
    </number:percentage-style>
    <number:currency-style style:name="N37P0" number:language="lt" number:country="LT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37" number:language="lt" number:country="LT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intaras Svitris</meta:initial-creator>
    <dc:creator>Rūta Mackevičiūtė</dc:creator>
    <meta:creation-date>2011-01-21T10:32:14Z</meta:creation-date>
    <dc:date>2016-04-22T07:47:28Z</dc:date>
    <meta:editing-cycles>372</meta:editing-cycles>
    <meta:editing-duration>PT43767S</meta:editing-duration>
  </office:meta>
</office:document-meta>
</file>